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">
      <style:map style:condition="cell-content()&lt;625" style:apply-style-name="Accent" style:base-cell-address="resSumamry.G2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30" style:family="table-cell" style:parent-style-name="Pivot_20_Table_20_Corner">
      <style:table-cell-properties fo:border-bottom="none" fo:border-left="none" fo:border-right="none" fo:border-top="2.01pt solid #000000"/>
    </style:style>
    <style:style style:name="ce31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1"/>
    <style:style style:name="ce36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">
      <style:table-cell-properties fo:border-bottom="none" fo:border-left="none" fo:border-right="0.99pt solid #000000" fo:border-top="none"/>
    </style:style>
    <style:style style:name="ce40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Value" style:data-style-name="N1">
      <style:table-cell-properties fo:border-bottom="2.01pt solid #000000" fo:border-left="none" fo:border-right="0.99pt solid #000000" fo:border-top="none"/>
    </style:style>
    <style:style style:name="ce4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gt;0" style:apply-style-name="Good" style:base-cell-address="Feuille3.E3"/>
      <style:map style:condition="cell-content()&lt;0" style:apply-style-name="Error" style:base-cell-address="Feuille3.E3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lt;=0" style:apply-style-name="Good" style:base-cell-address="Feuille3.K3"/>
      <style:map style:condition="cell-content()&gt;0" style:apply-style-name="Error" style:base-cell-address="Feuille3.K3"/>
    </style:style>
    <style:style style:name="ce50" style:family="table-cell" style:parent-style-name="Default" style:data-style-name="N11"/>
    <style:style style:name="ce51" style:family="table-cell" style:parent-style-name="Default" style:data-style-name="N11"/>
    <style:style style:name="ce5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Sumam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-group>
          <table:table-column table:style-name="co8" table:default-cell-style-name="Default"/>
        </table:table-column-group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periodMin ns</text:p>
          </table:table-cell>
          <table:table-cell office:value-type="string" calcext:value-type="string">
            <text:p>Total LUTs</text:p>
          </table:table-cell>
          <table:table-cell office:value-type="string" calcext:value-type="string">
            <text:p>FFs</text:p>
          </table:table-cell>
          <table:table-cell table:style-name="Default" office:value-type="string" calcext:value-type="string">
            <text:p>frequence MHz</text:p>
          </table:table-cell>
          <table:table-cell office:value-type="string" calcext:value-type="string">
            <text:p>Débit (Gb/s)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992" calcext:value-type="float">
            <text:p>5992</text:p>
          </table:table-cell>
          <table:table-cell office:value-type="float" office:value="2635" calcext:value-type="float">
            <text:p>2635</text:p>
          </table:table-cell>
          <table:table-cell table:formula="of:=ROUNDDOWN(1/[.D2]*1000)" office:value-type="float" office:value="625" calcext:value-type="float">
            <text:p>625</text:p>
          </table:table-cell>
          <table:table-cell table:formula="of:=ROUNDDOWN([.G2]*[.B2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6732" calcext:value-type="float">
            <text:p>6732</text:p>
          </table:table-cell>
          <table:table-cell office:value-type="float" office:value="2908" calcext:value-type="float">
            <text:p>2908</text:p>
          </table:table-cell>
          <table:table-cell table:formula="of:=ROUNDDOWN(1/[.D3]*1000)" office:value-type="float" office:value="625" calcext:value-type="float">
            <text:p>625</text:p>
          </table:table-cell>
          <table:table-cell table:formula="of:=ROUNDDOWN([.G3]*[.B3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8395" calcext:value-type="float">
            <text:p>8395</text:p>
          </table:table-cell>
          <table:table-cell office:value-type="float" office:value="3114" calcext:value-type="float">
            <text:p>3114</text:p>
          </table:table-cell>
          <table:table-cell table:formula="of:=ROUNDDOWN(1/[.D4]*1000)" office:value-type="float" office:value="653" calcext:value-type="float">
            <text:p>653</text:p>
          </table:table-cell>
          <table:table-cell table:formula="of:=ROUNDDOWN([.G4]*[.B4]/1000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415" calcext:value-type="float">
            <text:p>12415</text:p>
          </table:table-cell>
          <table:table-cell office:value-type="float" office:value="3302" calcext:value-type="float">
            <text:p>3302</text:p>
          </table:table-cell>
          <table:table-cell table:formula="of:=ROUNDDOWN(1/[.D5]*1000)" office:value-type="float" office:value="632" calcext:value-type="float">
            <text:p>632</text:p>
          </table:table-cell>
          <table:table-cell table:formula="of:=ROUNDDOWN([.G5]*[.B5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6]*1000)" office:value-type="float" office:value="632" calcext:value-type="float">
            <text:p>632</text:p>
          </table:table-cell>
          <table:table-cell table:formula="of:=ROUNDDOWN([.G6]*[.B6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7]*1000)" office:value-type="float" office:value="632" calcext:value-type="float">
            <text:p>632</text:p>
          </table:table-cell>
          <table:table-cell table:formula="of:=ROUNDDOWN([.G7]*[.B7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8]*1000)" office:value-type="float" office:value="632" calcext:value-type="float">
            <text:p>632</text:p>
          </table:table-cell>
          <table:table-cell table:formula="of:=ROUNDDOWN([.G8]*[.B8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4824" calcext:value-type="float">
            <text:p>4824</text:p>
          </table:table-cell>
          <table:table-cell office:value-type="float" office:value="2525" calcext:value-type="float">
            <text:p>2525</text:p>
          </table:table-cell>
          <table:table-cell table:formula="of:=ROUNDDOWN(1/[.D9]*1000)" office:value-type="float" office:value="625" calcext:value-type="float">
            <text:p>625</text:p>
          </table:table-cell>
          <table:table-cell table:formula="of:=ROUNDDOWN([.G9]*[.B9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9" calcext:value-type="float">
            <text:p>1,59</text:p>
          </table:table-cell>
          <table:table-cell office:value-type="float" office:value="5489" calcext:value-type="float">
            <text:p>5489</text:p>
          </table:table-cell>
          <table:table-cell office:value-type="float" office:value="2690" calcext:value-type="float">
            <text:p>2690</text:p>
          </table:table-cell>
          <table:table-cell table:formula="of:=ROUNDDOWN(1/[.D10]*1000)" office:value-type="float" office:value="628" calcext:value-type="float">
            <text:p>628</text:p>
          </table:table-cell>
          <table:table-cell table:formula="of:=ROUNDDOWN([.G10]*[.B10]/1000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552" calcext:value-type="float">
            <text:p>5552</text:p>
          </table:table-cell>
          <table:table-cell office:value-type="float" office:value="2693" calcext:value-type="float">
            <text:p>2693</text:p>
          </table:table-cell>
          <table:table-cell table:formula="of:=ROUNDDOWN(1/[.D11]*1000)" office:value-type="float" office:value="625" calcext:value-type="float">
            <text:p>625</text:p>
          </table:table-cell>
          <table:table-cell table:formula="of:=ROUNDDOWN([.G11]*[.B11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4" calcext:value-type="float">
            <text:p>1,64</text:p>
          </table:table-cell>
          <table:table-cell office:value-type="float" office:value="9400" calcext:value-type="float">
            <text:p>9400</text:p>
          </table:table-cell>
          <table:table-cell office:value-type="float" office:value="3130" calcext:value-type="float">
            <text:p>3130</text:p>
          </table:table-cell>
          <table:table-cell table:formula="of:=ROUNDDOWN(1/[.D12]*1000)" office:value-type="float" office:value="609" calcext:value-type="float">
            <text:p>609</text:p>
          </table:table-cell>
          <table:table-cell table:formula="of:=ROUNDDOWN([.G12]*[.B12]/1000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9811" calcext:value-type="float">
            <text:p>9811</text:p>
          </table:table-cell>
          <table:table-cell office:value-type="float" office:value="3178" calcext:value-type="float">
            <text:p>3178</text:p>
          </table:table-cell>
          <table:table-cell table:formula="of:=ROUNDDOWN(1/[.D13]*1000)" office:value-type="float" office:value="632" calcext:value-type="float">
            <text:p>632</text:p>
          </table:table-cell>
          <table:table-cell table:formula="of:=ROUNDDOWN([.G13]*[.B13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8626" calcext:value-type="float">
            <text:p>8626</text:p>
          </table:table-cell>
          <table:table-cell office:value-type="float" office:value="3064" calcext:value-type="float">
            <text:p>3064</text:p>
          </table:table-cell>
          <table:table-cell table:formula="of:=ROUNDDOWN(1/[.D14]*1000)" office:value-type="float" office:value="625" calcext:value-type="float">
            <text:p>625</text:p>
          </table:table-cell>
          <table:table-cell table:formula="of:=ROUNDDOWN([.G14]*[.B14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7911" calcext:value-type="float">
            <text:p>7911</text:p>
          </table:table-cell>
          <table:table-cell office:value-type="float" office:value="2981" calcext:value-type="float">
            <text:p>2981</text:p>
          </table:table-cell>
          <table:table-cell table:formula="of:=ROUNDDOWN(1/[.D15]*1000)" office:value-type="float" office:value="625" calcext:value-type="float">
            <text:p>625</text:p>
          </table:table-cell>
          <table:table-cell table:formula="of:=ROUNDDOWN([.G15]*[.B15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613" calcext:value-type="float">
            <text:p>1613</text:p>
          </table:table-cell>
          <table:table-cell office:value-type="float" office:value="1353" calcext:value-type="float">
            <text:p>1353</text:p>
          </table:table-cell>
          <table:table-cell table:formula="of:=ROUNDDOWN(1/[.D16]*1000)" office:value-type="float" office:value="684" calcext:value-type="float">
            <text:p>684</text:p>
          </table:table-cell>
          <table:table-cell table:formula="of:=ROUNDDOWN([.G16]*[.B16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2633" calcext:value-type="float">
            <text:p>2633</text:p>
          </table:table-cell>
          <table:table-cell office:value-type="float" office:value="1493" calcext:value-type="float">
            <text:p>1493</text:p>
          </table:table-cell>
          <table:table-cell table:formula="of:=ROUNDDOWN(1/[.D17]*1000)" office:value-type="float" office:value="662" calcext:value-type="float">
            <text:p>662</text:p>
          </table:table-cell>
          <table:table-cell table:formula="of:=ROUNDDOWN([.G17]*[.B17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907" calcext:value-type="float">
            <text:p>3907</text:p>
          </table:table-cell>
          <table:table-cell office:value-type="float" office:value="1575" calcext:value-type="float">
            <text:p>1575</text:p>
          </table:table-cell>
          <table:table-cell table:formula="of:=ROUNDDOWN(1/[.D18]*1000)" office:value-type="float" office:value="662" calcext:value-type="float">
            <text:p>662</text:p>
          </table:table-cell>
          <table:table-cell table:formula="of:=ROUNDDOWN([.G18]*[.B18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5526" calcext:value-type="float">
            <text:p>5526</text:p>
          </table:table-cell>
          <table:table-cell office:value-type="float" office:value="1586" calcext:value-type="float">
            <text:p>1586</text:p>
          </table:table-cell>
          <table:table-cell table:formula="of:=ROUNDDOWN(1/[.D19]*1000)" office:value-type="float" office:value="666" calcext:value-type="float">
            <text:p>666</text:p>
          </table:table-cell>
          <table:table-cell table:formula="of:=ROUNDDOWN([.G19]*[.B19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0]*1000)" office:value-type="float" office:value="666" calcext:value-type="float">
            <text:p>666</text:p>
          </table:table-cell>
          <table:table-cell table:formula="of:=ROUNDDOWN([.G20]*[.B20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1]*1000)" office:value-type="float" office:value="666" calcext:value-type="float">
            <text:p>666</text:p>
          </table:table-cell>
          <table:table-cell table:formula="of:=ROUNDDOWN([.G21]*[.B21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2]*1000)" office:value-type="float" office:value="666" calcext:value-type="float">
            <text:p>666</text:p>
          </table:table-cell>
          <table:table-cell table:formula="of:=ROUNDDOWN([.G22]*[.B22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ROUNDDOWN(1/[.D23]*1000)" office:value-type="float" office:value="671" calcext:value-type="float">
            <text:p>671</text:p>
          </table:table-cell>
          <table:table-cell table:formula="of:=ROUNDDOWN([.G23]*[.B23]/1000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557" calcext:value-type="float">
            <text:p>1557</text:p>
          </table:table-cell>
          <table:table-cell office:value-type="float" office:value="1373" calcext:value-type="float">
            <text:p>1373</text:p>
          </table:table-cell>
          <table:table-cell table:formula="of:=ROUNDDOWN(1/[.D24]*1000)" office:value-type="float" office:value="684" calcext:value-type="float">
            <text:p>684</text:p>
          </table:table-cell>
          <table:table-cell table:formula="of:=ROUNDDOWN([.G24]*[.B24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1514" calcext:value-type="float">
            <text:p>1514</text:p>
          </table:table-cell>
          <table:table-cell office:value-type="float" office:value="1378" calcext:value-type="float">
            <text:p>1378</text:p>
          </table:table-cell>
          <table:table-cell table:formula="of:=ROUNDDOWN(1/[.D25]*1000)" office:value-type="float" office:value="662" calcext:value-type="float">
            <text:p>662</text:p>
          </table:table-cell>
          <table:table-cell table:formula="of:=ROUNDDOWN([.G25]*[.B25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452" calcext:value-type="float">
            <text:p>3452</text:p>
          </table:table-cell>
          <table:table-cell office:value-type="float" office:value="1507" calcext:value-type="float">
            <text:p>1507</text:p>
          </table:table-cell>
          <table:table-cell table:formula="of:=ROUNDDOWN(1/[.D26]*1000)" office:value-type="float" office:value="662" calcext:value-type="float">
            <text:p>662</text:p>
          </table:table-cell>
          <table:table-cell table:formula="of:=ROUNDDOWN([.G26]*[.B26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4077" calcext:value-type="float">
            <text:p>4077</text:p>
          </table:table-cell>
          <table:table-cell office:value-type="float" office:value="1568" calcext:value-type="float">
            <text:p>1568</text:p>
          </table:table-cell>
          <table:table-cell table:formula="of:=ROUNDDOWN(1/[.D27]*1000)" office:value-type="float" office:value="680" calcext:value-type="float">
            <text:p>680</text:p>
          </table:table-cell>
          <table:table-cell table:formula="of:=ROUNDDOWN([.G27]*[.B27]/1000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8" calcext:value-type="float">
            <text:p>1,48</text:p>
          </table:table-cell>
          <table:table-cell office:value-type="float" office:value="4195" calcext:value-type="float">
            <text:p>4195</text:p>
          </table:table-cell>
          <table:table-cell office:value-type="float" office:value="1572" calcext:value-type="float">
            <text:p>1572</text:p>
          </table:table-cell>
          <table:table-cell table:formula="of:=ROUNDDOWN(1/[.D28]*1000)" office:value-type="float" office:value="675" calcext:value-type="float">
            <text:p>675</text:p>
          </table:table-cell>
          <table:table-cell table:formula="of:=ROUNDDOWN([.G28]*[.B28]/1000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714" calcext:value-type="float">
            <text:p>3714</text:p>
          </table:table-cell>
          <table:table-cell office:value-type="float" office:value="1519" calcext:value-type="float">
            <text:p>1519</text:p>
          </table:table-cell>
          <table:table-cell table:formula="of:=ROUNDDOWN(1/[.D29]*1000)" office:value-type="float" office:value="662" calcext:value-type="float">
            <text:p>662</text:p>
          </table:table-cell>
          <table:table-cell table:formula="of:=ROUNDDOWN([.G29]*[.B29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836" calcext:value-type="float">
            <text:p>836</text:p>
          </table:table-cell>
          <table:table-cell office:value-type="float" office:value="441" calcext:value-type="float">
            <text:p>441</text:p>
          </table:table-cell>
          <table:table-cell table:formula="of:=ROUNDDOWN(1/[.D30]*1000)" office:value-type="float" office:value="699" calcext:value-type="float">
            <text:p>699</text:p>
          </table:table-cell>
          <table:table-cell table:formula="of:=ROUNDDOWN([.G30]*[.B30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1464" calcext:value-type="float">
            <text:p>1464</text:p>
          </table:table-cell>
          <table:table-cell office:value-type="float" office:value="393" calcext:value-type="float">
            <text:p>393</text:p>
          </table:table-cell>
          <table:table-cell table:formula="of:=ROUNDDOWN(1/[.D31]*1000)" office:value-type="float" office:value="740" calcext:value-type="float">
            <text:p>740</text:p>
          </table:table-cell>
          <table:table-cell table:formula="of:=ROUNDDOWN([.G31]*[.B31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1681" calcext:value-type="float">
            <text:p>1681</text:p>
          </table:table-cell>
          <table:table-cell office:value-type="float" office:value="393" calcext:value-type="float">
            <text:p>393</text:p>
          </table:table-cell>
          <table:table-cell table:formula="of:=ROUNDDOWN(1/[.D32]*1000)" office:value-type="float" office:value="680" calcext:value-type="float">
            <text:p>680</text:p>
          </table:table-cell>
          <table:table-cell table:formula="of:=ROUNDDOWN([.G32]*[.B32]/100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4" calcext:value-type="float">
            <text:p>1,44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table:formula="of:=ROUNDDOWN(1/[.D33]*1000)" office:value-type="float" office:value="694" calcext:value-type="float">
            <text:p>694</text:p>
          </table:table-cell>
          <table:table-cell table:formula="of:=ROUNDDOWN([.G33]*[.B33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4]*1000)" office:value-type="float" office:value="653" calcext:value-type="float">
            <text:p>653</text:p>
          </table:table-cell>
          <table:table-cell table:formula="of:=ROUNDDOWN([.G34]*[.B34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5]*1000)" office:value-type="float" office:value="653" calcext:value-type="float">
            <text:p>653</text:p>
          </table:table-cell>
          <table:table-cell table:formula="of:=ROUNDDOWN([.G35]*[.B35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6]*1000)" office:value-type="float" office:value="653" calcext:value-type="float">
            <text:p>653</text:p>
          </table:table-cell>
          <table:table-cell table:formula="of:=ROUNDDOWN([.G36]*[.B36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474" calcext:value-type="float">
            <text:p>474</text:p>
          </table:table-cell>
          <table:table-cell office:value-type="float" office:value="374" calcext:value-type="float">
            <text:p>374</text:p>
          </table:table-cell>
          <table:table-cell table:formula="of:=ROUNDDOWN(1/[.D37]*1000)" office:value-type="float" office:value="740" calcext:value-type="float">
            <text:p>740</text:p>
          </table:table-cell>
          <table:table-cell table:formula="of:=ROUNDDOWN([.G37]*[.B37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614" calcext:value-type="float">
            <text:p>614</text:p>
          </table:table-cell>
          <table:table-cell office:value-type="float" office:value="397" calcext:value-type="float">
            <text:p>397</text:p>
          </table:table-cell>
          <table:table-cell table:formula="of:=ROUNDDOWN(1/[.D38]*1000)" office:value-type="float" office:value="740" calcext:value-type="float">
            <text:p>740</text:p>
          </table:table-cell>
          <table:table-cell table:formula="of:=ROUNDDOWN([.G38]*[.B38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718" calcext:value-type="float">
            <text:p>718</text:p>
          </table:table-cell>
          <table:table-cell office:value-type="float" office:value="402" calcext:value-type="float">
            <text:p>402</text:p>
          </table:table-cell>
          <table:table-cell table:formula="of:=ROUNDDOWN(1/[.D39]*1000)" office:value-type="float" office:value="740" calcext:value-type="float">
            <text:p>740</text:p>
          </table:table-cell>
          <table:table-cell table:formula="of:=ROUNDDOWN([.G39]*[.B39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1053" calcext:value-type="float">
            <text:p>1053</text:p>
          </table:table-cell>
          <table:table-cell office:value-type="float" office:value="375" calcext:value-type="float">
            <text:p>375</text:p>
          </table:table-cell>
          <table:table-cell table:formula="of:=ROUNDDOWN(1/[.D40]*1000)" office:value-type="float" office:value="666" calcext:value-type="float">
            <text:p>666</text:p>
          </table:table-cell>
          <table:table-cell table:formula="of:=ROUNDDOWN([.G40]*[.B40]/100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  <table:table-cell table:formula="of:=ROUNDDOWN(1/[.D41]*1000)" office:value-type="float" office:value="699" calcext:value-type="float">
            <text:p>699</text:p>
          </table:table-cell>
          <table:table-cell table:formula="of:=ROUNDDOWN([.G41]*[.B41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4" calcext:value-type="float">
            <text:p>1,34</text:p>
          </table:table-cell>
          <table:table-cell office:value-type="float" office:value="1124" calcext:value-type="float">
            <text:p>1124</text:p>
          </table:table-cell>
          <table:table-cell office:value-type="float" office:value="374" calcext:value-type="float">
            <text:p>374</text:p>
          </table:table-cell>
          <table:table-cell table:formula="of:=ROUNDDOWN(1/[.D42]*1000)" office:value-type="float" office:value="746" calcext:value-type="float">
            <text:p>746</text:p>
          </table:table-cell>
          <table:table-cell table:formula="of:=ROUNDDOWN([.G42]*[.B42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116" calcext:value-type="float">
            <text:p>1116</text:p>
          </table:table-cell>
          <table:table-cell office:value-type="float" office:value="373" calcext:value-type="float">
            <text:p>373</text:p>
          </table:table-cell>
          <table:table-cell table:formula="of:=ROUNDDOWN(1/[.D43]*1000)" office:value-type="float" office:value="671" calcext:value-type="float">
            <text:p>671</text:p>
          </table:table-cell>
          <table:table-cell table:formula="of:=ROUNDDOWN([.G43]*[.B43]/1000)" office:value-type="float" office:value="42" calcext:value-type="float">
            <text:p>42</text:p>
          </table:table-cell>
        </table:table-row>
        <calcext:conditional-formats>
          <calcext:conditional-format calcext:target-range-address="resSumamry.G2:resSumamry.G43">
            <calcext:condition calcext:apply-style-name="Accent" calcext:value="&lt;625" calcext:base-cell-address="resSumamry.G2"/>
          </calcext:conditional-format>
        </calcext:conditional-formats>
      </table:table>
      <table:table table:name="Table dynamique_resSumamry_1" table:style-name="ta1">
        <table:table-column table:style-name="co8" table:default-cell-style-name="ce6"/>
        <table:table-column table:style-name="co8" table:default-cell-style-name="ce13"/>
        <table:table-column table:style-name="co9" table:default-cell-style-name="ce19"/>
        <table:table-column table:style-name="co8" table:default-cell-style-name="ce27"/>
        <table:table-column table:style-name="co8" table:default-cell-style-name="ce19"/>
        <table:table-column table:style-name="co8" table:default-cell-style-name="ce27"/>
        <table:table-column table:style-name="co10" table:default-cell-style-name="ce32"/>
        <table:table-column table:style-name="co11" table:default-cell-style-name="ce39"/>
        <table:table-column table:style-name="co12" table:default-cell-style-name="ce19"/>
        <table:table-column table:style-name="co8" table:default-cell-style-name="ce45"/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Données</text:p>
          </table:table-cell>
          <table:table-cell table:style-name="ce16" office:value-type="string" calcext:value-type="string">
            <text:p>optimization</text:p>
          </table:table-cell>
          <table:table-cell table:style-name="ce30" table:number-columns-repeated="5"/>
          <table:table-cell table:style-name="ce42"/>
        </table:table-row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/>
          <table:table-cell table:style-name="ce17" office:value-type="string" calcext:value-type="string">
            <text:p>Somme - FFs</text:p>
          </table:table-cell>
          <table:table-cell table:style-name="ce25"/>
          <table:table-cell table:style-name="ce17" office:value-type="string" calcext:value-type="string">
            <text:p>Somme - frequence MHz</text:p>
          </table:table-cell>
          <table:table-cell table:style-name="ce25"/>
          <table:table-cell table:style-name="ce17" office:value-type="string" calcext:value-type="string">
            <text:p>Somme - Débit (Gb/s)</text:p>
          </table:table-cell>
          <table:table-cell table:style-name="ce43"/>
        </table:table-row>
        <table:table-row table:style-name="ro1">
          <table:table-cell table:style-name="ce4" office:value-type="string" calcext:value-type="string">
            <text:p>width</text:p>
          </table:table-cell>
          <table:table-cell table:style-name="ce11" office:value-type="string" calcext:value-type="string">
            <text:p>test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1464" calcext:value-type="float">
            <text:p>1464</text:p>
          </table:table-cell>
          <table:table-cell office:value-type="float" office:value="614" calcext:value-type="float">
            <text:p>614</text:p>
          </table:table-cell>
          <table:table-cell table:style-name="ce22" office:value-type="float" office:value="393" calcext:value-type="float">
            <text:p>393</text:p>
          </table:table-cell>
          <table:table-cell table:style-name="ce22" office:value-type="float" office:value="397" calcext:value-type="float">
            <text:p>397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style-name="ce22" office:value-type="float" office:value="393" calcext:value-type="float">
            <text:p>393</text:p>
          </table:table-cell>
          <table:table-cell table:style-name="ce22" office:value-type="float" office:value="402" calcext:value-type="float">
            <text:p>402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2316" calcext:value-type="float">
            <text:p>2316</text:p>
          </table:table-cell>
          <table:table-cell office:value-type="float" office:value="1053" calcext:value-type="float">
            <text:p>1053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375" calcext:value-type="float">
            <text:p>375</text:p>
          </table:table-cell>
          <table:table-cell office:value-type="float" office:value="694" calcext:value-type="float">
            <text:p>694</text:p>
          </table:table-cell>
          <table:table-cell office:value-type="float" office:value="666" calcext:value-type="float">
            <text:p>6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372" calcext:value-type="float">
            <text:p>372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2355" calcext:value-type="float">
            <text:p>2355</text:p>
          </table:table-cell>
          <table:table-cell office:value-type="float" office:value="1124" calcext:value-type="float">
            <text:p>1124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374" calcext:value-type="float">
            <text:p>374</text:p>
          </table:table-cell>
          <table:table-cell office:value-type="float" office:value="653" calcext:value-type="float">
            <text:p>653</text:p>
          </table:table-cell>
          <table:table-cell office:value-type="float" office:value="746" calcext:value-type="float">
            <text:p>74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0" office:value-type="float" office:value="2355" calcext:value-type="float">
            <text:p>2355</text:p>
          </table:table-cell>
          <table:table-cell table:style-name="ce28" office:value-type="float" office:value="1116" calcext:value-type="float">
            <text:p>1116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73" calcext:value-type="float">
            <text:p>373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71" calcext:value-type="float">
            <text:p>671</text:p>
          </table:table-cell>
          <table:table-cell table:style-name="ce20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12" office:value-type="string" calcext:value-type="string">
            <text:p>T0</text:p>
          </table:table-cell>
          <table:table-cell table:style-name="ce21" office:value-type="float" office:value="1613" calcext:value-type="float">
            <text:p>1613</text:p>
          </table:table-cell>
          <table:table-cell table:style-name="ce21" office:value-type="float" office:value="1293" calcext:value-type="float">
            <text:p>1293</text:p>
          </table:table-cell>
          <table:table-cell table:style-name="ce18" office:value-type="float" office:value="1353" calcext:value-type="float">
            <text:p>1353</text:p>
          </table:table-cell>
          <table:table-cell table:style-name="ce26" office:value-type="float" office:value="1294" calcext:value-type="float">
            <text:p>1294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71" calcext:value-type="float">
            <text:p>671</text:p>
          </table:table-cell>
          <table:table-cell table:style-name="ce18" office:value-type="float" office:value="175" calcext:value-type="float">
            <text:p>175</text:p>
          </table:table-cell>
          <table:table-cell table:style-name="ce44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office:value-type="float" office:value="1493" calcext:value-type="float">
            <text:p>1493</text:p>
          </table:table-cell>
          <table:table-cell office:value-type="float" office:value="1373" calcext:value-type="float">
            <text:p>1373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table:style-name="ce22" office:value-type="float" office:value="3907" calcext:value-type="float">
            <text:p>3907</text:p>
          </table:table-cell>
          <table:table-cell table:style-name="ce22" office:value-type="float" office:value="1514" calcext:value-type="float">
            <text:p>1514</text:p>
          </table:table-cell>
          <table:table-cell office:value-type="float" office:value="1575" calcext:value-type="float">
            <text:p>1575</text:p>
          </table:table-cell>
          <table:table-cell office:value-type="float" office:value="1378" calcext:value-type="float">
            <text:p>1378</text:p>
          </table:table-cell>
          <table:table-cell table:number-columns-repeated="2" table:style-name="ce35" office:value-type="float" office:value="662" calcext:value-type="float">
            <text:p>662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office:value-type="float" office:value="1586" calcext:value-type="float">
            <text:p>1586</text:p>
          </table:table-cell>
          <table:table-cell office:value-type="float" office:value="1507" calcext:value-type="float">
            <text:p>1507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077" calcext:value-type="float">
            <text:p>4077</text:p>
          </table:table-cell>
          <table:table-cell office:value-type="float" office:value="1597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80" calcext:value-type="float">
            <text:p>68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office:value-type="float" office:value="1597" calcext:value-type="float">
            <text:p>1597</text:p>
          </table:table-cell>
          <table:table-cell office:value-type="float" office:value="1572" calcext:value-type="float">
            <text:p>1572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3" office:value-type="float" office:value="6154" calcext:value-type="float">
            <text:p>6154</text:p>
          </table:table-cell>
          <table:table-cell table:style-name="ce23" office:value-type="float" office:value="3714" calcext:value-type="float">
            <text:p>3714</text:p>
          </table:table-cell>
          <table:table-cell table:style-name="ce20" office:value-type="float" office:value="1597" calcext:value-type="float">
            <text:p>1597</text:p>
          </table:table-cell>
          <table:table-cell table:style-name="ce28" office:value-type="float" office:value="1519" calcext:value-type="float">
            <text:p>1519</text:p>
          </table:table-cell>
          <table:table-cell table:style-name="ce36" office:value-type="float" office:value="666" calcext:value-type="float">
            <text:p>666</text:p>
          </table:table-cell>
          <table:table-cell table:style-name="ce36" office:value-type="float" office:value="662" calcext:value-type="float">
            <text:p>662</text:p>
          </table:table-cell>
          <table:table-cell table:style-name="ce20" office:value-type="float" office:value="170" calcext:value-type="float">
            <text:p>170</text:p>
          </table:table-cell>
          <table:table-cell table:style-name="ce46" office:value-type="float" office:value="169" calcext:value-type="float">
            <text:p>169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5992" calcext:value-type="float">
            <text:p>5992</text:p>
          </table:table-cell>
          <table:table-cell table:style-name="ce26" office:value-type="float" office:value="4824" calcext:value-type="float">
            <text:p>4824</text:p>
          </table:table-cell>
          <table:table-cell table:style-name="ce18" office:value-type="float" office:value="2635" calcext:value-type="float">
            <text:p>2635</text:p>
          </table:table-cell>
          <table:table-cell table:style-name="ce26" office:value-type="float" office:value="2525" calcext:value-type="float">
            <text:p>2525</text:p>
          </table:table-cell>
          <table:table-cell table:style-name="ce31" office:value-type="float" office:value="625" calcext:value-type="float">
            <text:p>625</text:p>
          </table:table-cell>
          <table:table-cell table:style-name="ce38" office:value-type="float" office:value="625" calcext:value-type="float">
            <text:p>625</text:p>
          </table:table-cell>
          <table:table-cell table:style-name="ce18" office:value-type="float" office:value="320" calcext:value-type="float">
            <text:p>320</text:p>
          </table:table-cell>
          <table:table-cell table:style-name="ce44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6732" calcext:value-type="float">
            <text:p>6732</text:p>
          </table:table-cell>
          <table:table-cell office:value-type="float" office:value="5489" calcext:value-type="float">
            <text:p>5489</text:p>
          </table:table-cell>
          <table:table-cell office:value-type="float" office:value="2908" calcext:value-type="float">
            <text:p>2908</text:p>
          </table:table-cell>
          <table:table-cell office:value-type="float" office:value="2690" calcext:value-type="float">
            <text:p>2690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8395" calcext:value-type="float">
            <text:p>8395</text:p>
          </table:table-cell>
          <table:table-cell office:value-type="float" office:value="5552" calcext:value-type="float">
            <text:p>5552</text:p>
          </table:table-cell>
          <table:table-cell office:value-type="float" office:value="3114" calcext:value-type="float">
            <text:p>3114</text:p>
          </table:table-cell>
          <table:table-cell office:value-type="float" office:value="2693" calcext:value-type="float">
            <text:p>2693</text:p>
          </table:table-cell>
          <table:table-cell office:value-type="float" office:value="653" calcext:value-type="float">
            <text:p>653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12415" calcext:value-type="float">
            <text:p>12415</text:p>
          </table:table-cell>
          <table:table-cell office:value-type="float" office:value="9400" calcext:value-type="float">
            <text:p>9400</text:p>
          </table:table-cell>
          <table:table-cell office:value-type="float" office:value="3302" calcext:value-type="float">
            <text:p>3302</text:p>
          </table:table-cell>
          <table:table-cell office:value-type="float" office:value="3130" calcext:value-type="float">
            <text:p>3130</text:p>
          </table:table-cell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office:value-type="float" office:value="323" calcext:value-type="float">
            <text:p>3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12165" calcext:value-type="float">
            <text:p>12165</text:p>
          </table:table-cell>
          <table:table-cell office:value-type="float" office:value="9811" calcext:value-type="float">
            <text:p>9811</text:p>
          </table:table-cell>
          <table:table-cell office:value-type="float" office:value="3260" calcext:value-type="float">
            <text:p>3260</text:p>
          </table:table-cell>
          <table:table-cell office:value-type="float" office:value="3178" calcext:value-type="float">
            <text:p>3178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12165" calcext:value-type="float">
            <text:p>12165</text:p>
          </table:table-cell>
          <table:table-cell office:value-type="float" office:value="8626" calcext:value-type="float">
            <text:p>8626</text:p>
          </table:table-cell>
          <table:table-cell office:value-type="float" office:value="3260" calcext:value-type="float">
            <text:p>3260</text:p>
          </table:table-cell>
          <table:table-cell office:value-type="float" office:value="3064" calcext:value-type="float">
            <text:p>3064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T6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</table:table-row>
      </table:table>
      <table:table table:name="Feuille3" table:style-name="ta1">
        <table:shapes>
          <draw:frame draw:z-index="0" draw:style-name="gr1" draw:text-style-name="P1" svg:width="15.997cm" svg:height="9.004cm" svg:x="11.234cm" svg:y="10.971cm">
            <draw:object draw:notify-on-update-of-ranges="Feuille3.A27:Feuille3.B27 Feuille3.A28:Feuille3.B34 Feuille3.O27:Feuille3.O27 Feuille3.O28:Feuille3.O34 Feuille3.P27:Feuille3.P27 Feuille3.P28:Feuille3.P34 Feuille3.Q27:Feuille3.Q27 Feuille3.Q28:Feuille3.Q34 Feuille3.R27:Feuille3.R27 Feuille3.R28:Feuille3.R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6"/>
        <table:table-column table:style-name="co8" table:default-cell-style-name="ce13"/>
        <table:table-column table:style-name="co8" table:default-cell-style-name="ce19"/>
        <table:table-column table:style-name="co8" table:default-cell-style-name="ce27"/>
        <table:table-column table:style-name="co8" table:default-cell-style-name="ce48"/>
        <table:table-column table:style-name="co8" table:number-columns-repeated="2" table:default-cell-style-name="ce22"/>
        <table:table-column table:style-name="co8" table:default-cell-style-name="ce48"/>
        <table:table-column table:style-name="co8" table:default-cell-style-name="ce32"/>
        <table:table-column table:style-name="co8" table:default-cell-style-name="ce39"/>
        <table:table-column table:style-name="co8" table:default-cell-style-name="ce49"/>
        <table:table-column table:style-name="co8" table:default-cell-style-name="ce19"/>
        <table:table-column table:style-name="co8" table:default-cell-style-name="ce45"/>
        <table:table-column table:style-name="co8" table:default-cell-style-name="ce49"/>
        <table:table-column table:style-name="co8" table:number-columns-repeated="4" table:default-cell-style-name="ce50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 table:number-columns-repeated="2"/>
          <table:table-cell table:style-name="ce17" office:value-type="string" calcext:value-type="string">
            <text:p>Somme - FFs</text:p>
          </table:table-cell>
          <table:table-cell table:style-name="ce25" table:number-columns-repeated="2"/>
          <table:table-cell table:style-name="ce17" office:value-type="string" calcext:value-type="string">
            <text:p>Somme - frequence MHz</text:p>
          </table:table-cell>
          <table:table-cell table:style-name="ce25" table:number-columns-repeated="2"/>
          <table:table-cell table:style-name="ce17" office:value-type="string" calcext:value-type="string">
            <text:p>Somme - Débit (Gb/s)</text:p>
          </table:table-cell>
          <table:table-cell table:style-name="ce43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  <table:table-cell table:style-name="Default"/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LUTs</text:p>
          </table:table-cell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formula="of:=[.C3]-[.D3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3]-[.G3]" office:value-type="float" office:value="67" calcext:value-type="float">
            <text:p>67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formula="of:=[.I3]-[.J3]" office:value-type="float" office:value="-41" calcext:value-type="float">
            <text:p>-41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formula="of:=[.L3]-[.M3]" office:value-type="float" office:value="-3" calcext:value-type="float">
            <text:p>-3</text:p>
          </table:table-cell>
          <table:table-cell table:formula="of:=-[.N3]/[.M3]" office:value-type="percentage" office:value="0.0638297872340425" calcext:value-type="percentage">
            <text:p>6,38 %</text:p>
          </table:table-cell>
          <table:table-cell table:formula="of:=-[.K3]/[.J3]" office:value-type="percentage" office:value="0.0554054054054054" calcext:value-type="percentage">
            <text:p>5,54 %</text:p>
          </table:table-cell>
          <table:table-cell table:formula="of:=[.H3]/[.G3]" office:value-type="percentage" office:value="0.179144385026738" calcext:value-type="percentage">
            <text:p>17,91 %</text:p>
          </table:table-cell>
          <table:table-cell table:formula="of:=[.E3]/[.D3]" office:value-type="percentage" office:value="0.763713080168776" calcext:value-type="percentage">
            <text:p>76,37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613" calcext:value-type="float">
            <text:p>1613</text:p>
          </table:table-cell>
          <table:table-cell office:value-type="float" office:value="1293" calcext:value-type="float">
            <text:p>1293</text:p>
          </table:table-cell>
          <table:table-cell table:formula="of:=[.C4]-[.D4]" office:value-type="float" office:value="320" calcext:value-type="float">
            <text:p>320</text:p>
          </table:table-cell>
          <table:table-cell office:value-type="float" office:value="1353" calcext:value-type="float">
            <text:p>1353</text:p>
          </table:table-cell>
          <table:table-cell office:value-type="float" office:value="1294" calcext:value-type="float">
            <text:p>1294</text:p>
          </table:table-cell>
          <table:table-cell table:formula="of:=[.F4]-[.G4]" office:value-type="float" office:value="59" calcext:value-type="float">
            <text:p>59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table:formula="of:=[.I4]-[.J4]"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table:formula="of:=[.L4]-[.M4]" office:value-type="float" office:value="4" calcext:value-type="float">
            <text:p>4</text:p>
          </table:table-cell>
          <table:table-cell table:formula="of:=-[.N4]/[.M4]" office:value-type="percentage" office:value="-0.0233918128654971" calcext:value-type="percentage">
            <text:p>-2,34 %</text:p>
          </table:table-cell>
          <table:table-cell table:formula="of:=-[.K4]/[.J4]" office:value-type="percentage" office:value="-0.0193740685543964" calcext:value-type="percentage">
            <text:p>-1,94 %</text:p>
          </table:table-cell>
          <table:table-cell table:formula="of:=[.H4]/[.G4]" office:value-type="percentage" office:value="0.0455950540958269" calcext:value-type="percentage">
            <text:p>4,56 %</text:p>
          </table:table-cell>
          <table:table-cell table:formula="of:=[.E4]/[.D4]" office:value-type="percentage" office:value="0.247486465583913" calcext:value-type="percentage">
            <text:p>24,75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formula="of:=[.C5]-[.D5]" office:value-type="float" office:value="1168" calcext:value-type="float">
            <text:p>1168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formula="of:=[.F5]-[.G5]" office:value-type="float" office:value="110" calcext:value-type="float">
            <text:p>110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formula="of:=[.I5]-[.J5]" office:value-type="float" office:value="0" calcext:value-type="float">
            <text:p>0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  <table:table-cell table:formula="of:=[.L5]-[.M5]" office:value-type="float" office:value="0" calcext:value-type="float">
            <text:p>0</text:p>
          </table:table-cell>
          <table:table-cell table:formula="of:=-[.N5]/[.M5]" office:value-type="percentage" office:value="-0" calcext:value-type="percentage">
            <text:p>0,00 %</text:p>
          </table:table-cell>
          <table:table-cell table:formula="of:=-[.K5]/[.J5]" office:value-type="percentage" office:value="-0" calcext:value-type="percentage">
            <text:p>0,00 %</text:p>
          </table:table-cell>
          <table:table-cell table:formula="of:=[.H5]/[.G5]" office:value-type="percentage" office:value="0.0435643564356436" calcext:value-type="percentage">
            <text:p>4,36 %</text:p>
          </table:table-cell>
          <table:table-cell table:formula="of:=[.E5]/[.D5]" office:value-type="percentage" office:value="0.24212271973466" calcext:value-type="percentage">
            <text:p>24,21 %</text:p>
          </table:table-cell>
        </table:table-row>
        <table:table-row table:style-name="ro1">
          <table:table-cell table:style-name="ce5" office:value-type="string" calcext:value-type="string">
            <text:p>T1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table:formula="of:=[.C6]-[.D6]" office:value-type="float" office:value="850" calcext:value-type="float">
            <text:p>850</text:p>
          </table:table-cell>
          <table:table-cell table:style-name="ce18" office:value-type="float" office:value="393" calcext:value-type="float">
            <text:p>393</text:p>
          </table:table-cell>
          <table:table-cell table:style-name="ce26" office:value-type="float" office:value="397" calcext:value-type="float">
            <text:p>397</text:p>
          </table:table-cell>
          <table:table-cell table:formula="of:=[.F6]-[.G6]" office:value-type="float" office:value="-4" calcext:value-type="float">
            <text:p>-4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formula="of:=[.I6]-[.J6]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44" office:value-type="float" office:value="47" calcext:value-type="float">
            <text:p>47</text:p>
          </table:table-cell>
          <table:table-cell table:formula="of:=[.L6]-[.M6]" office:value-type="float" office:value="0" calcext:value-type="float">
            <text:p>0</text:p>
          </table:table-cell>
          <table:table-cell table:formula="of:=-[.N6]/[.M6]" office:value-type="percentage" office:value="-0" calcext:value-type="percentage">
            <text:p>0,00 %</text:p>
          </table:table-cell>
          <table:table-cell table:formula="of:=-[.K6]/[.J6]" office:value-type="percentage" office:value="-0" calcext:value-type="percentage">
            <text:p>0,00 %</text:p>
          </table:table-cell>
          <table:table-cell table:formula="of:=[.H6]/[.G6]" office:value-type="percentage" office:value="-0.0100755667506297" calcext:value-type="percentage">
            <text:p>-1,01 %</text:p>
          </table:table-cell>
          <table:table-cell table:formula="of:=[.E6]/[.D6]" office:value-type="percentage" office:value="1.38436482084691" calcext:value-type="percentage">
            <text:p>138,44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formula="of:=[.C7]-[.D7]" office:value-type="float" office:value="1076" calcext:value-type="float">
            <text:p>1076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formula="of:=[.F7]-[.G7]" office:value-type="float" office:value="120" calcext:value-type="float">
            <text:p>120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formula="of:=[.I7]-[.J7]" office:value-type="float" office:value="-22" calcext:value-type="float">
            <text:p>-2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formula="of:=[.L7]-[.M7]" office:value-type="float" office:value="-6" calcext:value-type="float">
            <text:p>-6</text:p>
          </table:table-cell>
          <table:table-cell table:formula="of:=-[.N7]/[.M7]" office:value-type="percentage" office:value="0.0342857142857143" calcext:value-type="percentage">
            <text:p>3,43 %</text:p>
          </table:table-cell>
          <table:table-cell table:formula="of:=-[.K7]/[.J7]" office:value-type="percentage" office:value="0.0321637426900585" calcext:value-type="percentage">
            <text:p>3,22 %</text:p>
          </table:table-cell>
          <table:table-cell table:formula="of:=[.H7]/[.G7]" office:value-type="percentage" office:value="0.0873998543335761" calcext:value-type="percentage">
            <text:p>8,74 %</text:p>
          </table:table-cell>
          <table:table-cell table:formula="of:=[.E7]/[.D7]" office:value-type="percentage" office:value="0.691072575465639" calcext:value-type="percentage">
            <text:p>69,11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formula="of:=[.C8]-[.D8]" office:value-type="float" office:value="1243" calcext:value-type="float">
            <text:p>1243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formula="of:=[.F8]-[.G8]" office:value-type="float" office:value="218" calcext:value-type="float">
            <text:p>218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formula="of:=[.I8]-[.J8]" office:value-type="float" office:value="-3" calcext:value-type="float">
            <text:p>-3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  <table:table-cell table:formula="of:=[.L8]-[.M8]" office:value-type="float" office:value="-1" calcext:value-type="float">
            <text:p>-1</text:p>
          </table:table-cell>
          <table:table-cell table:formula="of:=-[.N8]/[.M8]" office:value-type="percentage" office:value="0.00311526479750779" calcext:value-type="percentage">
            <text:p>0,31 %</text:p>
          </table:table-cell>
          <table:table-cell table:formula="of:=-[.K8]/[.J8]" office:value-type="percentage" office:value="0.00477707006369427" calcext:value-type="percentage">
            <text:p>0,48 %</text:p>
          </table:table-cell>
          <table:table-cell table:formula="of:=[.H8]/[.G8]" office:value-type="percentage" office:value="0.0810408921933086" calcext:value-type="percentage">
            <text:p>8,10 %</text:p>
          </table:table-cell>
          <table:table-cell table:formula="of:=[.E8]/[.D8]" office:value-type="percentage" office:value="0.226452905811623" calcext:value-type="percentage">
            <text:p>22,65 %</text:p>
          </table:table-cell>
        </table:table-row>
        <table:table-row table:style-name="ro1">
          <table:table-cell table:style-name="ce5" office:value-type="string" calcext:value-type="string">
            <text:p>T2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1681" calcext:value-type="float">
            <text:p>1681</text:p>
          </table:table-cell>
          <table:table-cell table:style-name="ce26" office:value-type="float" office:value="718" calcext:value-type="float">
            <text:p>718</text:p>
          </table:table-cell>
          <table:table-cell table:formula="of:=[.C9]-[.D9]" office:value-type="float" office:value="963" calcext:value-type="float">
            <text:p>963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table:formula="of:=[.F9]-[.G9]" office:value-type="float" office:value="-9" calcext:value-type="float">
            <text:p>-9</text:p>
          </table:table-cell>
          <table:table-cell table:style-name="ce31" office:value-type="float" office:value="680" calcext:value-type="float">
            <text:p>680</text:p>
          </table:table-cell>
          <table:table-cell table:style-name="ce38" office:value-type="float" office:value="740" calcext:value-type="float">
            <text:p>740</text:p>
          </table:table-cell>
          <table:table-cell table:formula="of:=[.I9]-[.J9]" office:value-type="float" office:value="-60" calcext:value-type="float">
            <text:p>-60</text:p>
          </table:table-cell>
          <table:table-cell table:style-name="ce18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formula="of:=[.L9]-[.M9]" office:value-type="float" office:value="-4" calcext:value-type="float">
            <text:p>-4</text:p>
          </table:table-cell>
          <table:table-cell table:formula="of:=-[.N9]/[.M9]" office:value-type="percentage" office:value="0.0851063829787234" calcext:value-type="percentage">
            <text:p>8,51 %</text:p>
          </table:table-cell>
          <table:table-cell table:formula="of:=-[.K9]/[.J9]" office:value-type="percentage" office:value="0.0810810810810811" calcext:value-type="percentage">
            <text:p>8,11 %</text:p>
          </table:table-cell>
          <table:table-cell table:formula="of:=[.H9]/[.G9]" office:value-type="percentage" office:value="-0.0223880597014925" calcext:value-type="percentage">
            <text:p>-2,24 %</text:p>
          </table:table-cell>
          <table:table-cell table:formula="of:=[.E9]/[.D9]" office:value-type="percentage" office:value="1.34122562674095" calcext:value-type="percentage">
            <text:p>134,12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907" calcext:value-type="float">
            <text:p>3907</text:p>
          </table:table-cell>
          <table:table-cell office:value-type="float" office:value="1514" calcext:value-type="float">
            <text:p>1514</text:p>
          </table:table-cell>
          <table:table-cell table:formula="of:=[.C10]-[.D10]" office:value-type="float" office:value="2393" calcext:value-type="float">
            <text:p>2393</text:p>
          </table:table-cell>
          <table:table-cell office:value-type="float" office:value="1575" calcext:value-type="float">
            <text:p>1575</text:p>
          </table:table-cell>
          <table:table-cell office:value-type="float" office:value="1378" calcext:value-type="float">
            <text:p>1378</text:p>
          </table:table-cell>
          <table:table-cell table:formula="of:=[.F10]-[.G10]" office:value-type="float" office:value="197" calcext:value-type="float">
            <text:p>197</text:p>
          </table:table-cell>
          <table:table-cell table:number-columns-repeated="2" office:value-type="float" office:value="662" calcext:value-type="float">
            <text:p>662</text:p>
          </table:table-cell>
          <table:table-cell table:formula="of:=[.I10]-[.J10]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[.L10]-[.M10]" office:value-type="float" office:value="0" calcext:value-type="float">
            <text:p>0</text:p>
          </table:table-cell>
          <table:table-cell table:formula="of:=-[.N10]/[.M10]" office:value-type="percentage" office:value="-0" calcext:value-type="percentage">
            <text:p>0,00 %</text:p>
          </table:table-cell>
          <table:table-cell table:formula="of:=-[.K10]/[.J10]" office:value-type="percentage" office:value="-0" calcext:value-type="percentage">
            <text:p>0,00 %</text:p>
          </table:table-cell>
          <table:table-cell table:formula="of:=[.H10]/[.G10]" office:value-type="percentage" office:value="0.142960812772134" calcext:value-type="percentage">
            <text:p>14,30 %</text:p>
          </table:table-cell>
          <table:table-cell table:formula="of:=[.E10]/[.D10]" office:value-type="percentage" office:value="1.58058124174373" calcext:value-type="percentage">
            <text:p>158,06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7" calcext:value-type="float">
            <text:p>7</text:p>
          </table:table-cell>
          <table:table-cell table:style-name="ce28" office:value-type="float" office:value="5552" calcext:value-type="float">
            <text:p>5552</text:p>
          </table:table-cell>
          <table:table-cell table:formula="of:=[.C11]-[.D11]" office:value-type="float" office:value="2843" calcext:value-type="float">
            <text:p>2843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formula="of:=[.F11]-[.G11]" office:value-type="float" office:value="421" calcext:value-type="float">
            <text:p>421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formula="of:=[.I11]-[.J11]" office:value-type="float" office:value="28" calcext:value-type="float">
            <text:p>28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  <table:table-cell table:formula="of:=[.L11]-[.M11]" office:value-type="float" office:value="14" calcext:value-type="float">
            <text:p>14</text:p>
          </table:table-cell>
          <table:table-cell table:formula="of:=-[.N11]/[.M11]" office:value-type="percentage" office:value="-0.04375" calcext:value-type="percentage">
            <text:p>-4,38 %</text:p>
          </table:table-cell>
          <table:table-cell table:formula="of:=-[.K11]/[.J11]" office:value-type="percentage" office:value="-0.0448" calcext:value-type="percentage">
            <text:p>-4,48 %</text:p>
          </table:table-cell>
          <table:table-cell table:formula="of:=[.H11]/[.G11]" office:value-type="percentage" office:value="0.156331229112514" calcext:value-type="percentage">
            <text:p>15,63 %</text:p>
          </table:table-cell>
          <table:table-cell table:formula="of:=[.E11]/[.D11]" office:value-type="percentage" office:value="0.512067723342939" calcext:value-type="percentage">
            <text:p>51,21 %</text:p>
          </table:table-cell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table:formula="of:=[.C12]-[.D12]" office:value-type="float" office:value="1263" calcext:value-type="float">
            <text:p>1263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5" calcext:value-type="float">
            <text:p>375</text:p>
          </table:table-cell>
          <table:table-cell table:formula="of:=[.F12]-[.G12]" office:value-type="float" office:value="24" calcext:value-type="float">
            <text:p>24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table:formula="of:=[.I12]-[.J12]" office:value-type="float" office:value="28" calcext:value-type="float">
            <text:p>28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2" calcext:value-type="float">
            <text:p>42</text:p>
          </table:table-cell>
          <table:table-cell table:formula="of:=[.L12]-[.M12]" office:value-type="float" office:value="2" calcext:value-type="float">
            <text:p>2</text:p>
          </table:table-cell>
          <table:table-cell table:formula="of:=-[.N12]/[.M12]" office:value-type="percentage" office:value="-0.0476190476190476" calcext:value-type="percentage">
            <text:p>-4,76 %</text:p>
          </table:table-cell>
          <table:table-cell table:formula="of:=-[.K12]/[.J12]" office:value-type="percentage" office:value="-0.042042042042042" calcext:value-type="percentage">
            <text:p>-4,20 %</text:p>
          </table:table-cell>
          <table:table-cell table:formula="of:=[.H12]/[.G12]" office:value-type="percentage" office:value="0.064" calcext:value-type="percentage">
            <text:p>6,40 %</text:p>
          </table:table-cell>
          <table:table-cell table:formula="of:=[.E12]/[.D12]" office:value-type="percentage" office:value="1.1994301994302" calcext:value-type="percentage">
            <text:p>119,94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formula="of:=[.C13]-[.D13]" office:value-type="float" office:value="2074" calcext:value-type="float">
            <text:p>2074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formula="of:=[.F13]-[.G13]" office:value-type="float" office:value="79" calcext:value-type="float">
            <text:p>79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formula="of:=[.I13]-[.J13]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L13]-[.M13]" office:value-type="float" office:value="1" calcext:value-type="float">
            <text:p>1</text:p>
          </table:table-cell>
          <table:table-cell table:formula="of:=-[.N13]/[.M13]" office:value-type="percentage" office:value="-0.00591715976331361" calcext:value-type="percentage">
            <text:p>-0,59 %</text:p>
          </table:table-cell>
          <table:table-cell table:formula="of:=-[.K13]/[.J13]" office:value-type="percentage" office:value="-0.00604229607250755" calcext:value-type="percentage">
            <text:p>-0,60 %</text:p>
          </table:table-cell>
          <table:table-cell table:formula="of:=[.H13]/[.G13]" office:value-type="percentage" office:value="0.0524220305242203" calcext:value-type="percentage">
            <text:p>5,24 %</text:p>
          </table:table-cell>
          <table:table-cell table:formula="of:=[.E13]/[.D13]" office:value-type="percentage" office:value="0.600811123986095" calcext:value-type="percentage">
            <text:p>60,08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formula="of:=[.C14]-[.D14]" office:value-type="float" office:value="3015" calcext:value-type="float">
            <text:p>3015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formula="of:=[.F14]-[.G14]" office:value-type="float" office:value="172" calcext:value-type="float">
            <text:p>17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formula="of:=[.I14]-[.J14]" office:value-type="float" office:value="23" calcext:value-type="float">
            <text:p>23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  <table:table-cell table:formula="of:=[.L14]-[.M14]" office:value-type="float" office:value="12" calcext:value-type="float">
            <text:p>12</text:p>
          </table:table-cell>
          <table:table-cell table:formula="of:=-[.N14]/[.M14]" office:value-type="percentage" office:value="-0.0385852090032154" calcext:value-type="percentage">
            <text:p>-3,86 %</text:p>
          </table:table-cell>
          <table:table-cell table:formula="of:=-[.K14]/[.J14]" office:value-type="percentage" office:value="-0.0377668308702791" calcext:value-type="percentage">
            <text:p>-3,78 %</text:p>
          </table:table-cell>
          <table:table-cell table:formula="of:=[.H14]/[.G14]" office:value-type="percentage" office:value="0.0549520766773163" calcext:value-type="percentage">
            <text:p>5,50 %</text:p>
          </table:table-cell>
          <table:table-cell table:formula="of:=[.E14]/[.D14]" office:value-type="percentage" office:value="0.320744680851064" calcext:value-type="percentage">
            <text:p>32,07 %</text:p>
          </table:table-cell>
        </table:table-row>
        <table:table-row table:style-name="ro1">
          <table:table-cell table:style-name="ce5" office:value-type="string" calcext:value-type="string">
            <text:p>T4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2355" calcext:value-type="float">
            <text:p>2355</text:p>
          </table:table-cell>
          <table:table-cell table:style-name="ce26" office:value-type="float" office:value="1241" calcext:value-type="float">
            <text:p>1241</text:p>
          </table:table-cell>
          <table:table-cell table:formula="of:=[.C15]-[.D15]" office:value-type="float" office:value="1114" calcext:value-type="float">
            <text:p>1114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table:formula="of:=[.F15]-[.G15]" office:value-type="float" office:value="27" calcext:value-type="float">
            <text:p>27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699" calcext:value-type="float">
            <text:p>699</text:p>
          </table:table-cell>
          <table:table-cell table:formula="of:=[.I15]-[.J15]" office:value-type="float" office:value="-46" calcext:value-type="float">
            <text:p>-46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4" calcext:value-type="float">
            <text:p>44</text:p>
          </table:table-cell>
          <table:table-cell table:formula="of:=[.L15]-[.M15]" office:value-type="float" office:value="-3" calcext:value-type="float">
            <text:p>-3</text:p>
          </table:table-cell>
          <table:table-cell table:formula="of:=-[.N15]/[.M15]" office:value-type="percentage" office:value="0.0681818181818182" calcext:value-type="percentage">
            <text:p>6,82 %</text:p>
          </table:table-cell>
          <table:table-cell table:formula="of:=-[.K15]/[.J15]" office:value-type="percentage" office:value="0.0658082975679542" calcext:value-type="percentage">
            <text:p>6,58 %</text:p>
          </table:table-cell>
          <table:table-cell table:formula="of:=[.H15]/[.G15]" office:value-type="percentage" office:value="0.0725806451612903" calcext:value-type="percentage">
            <text:p>7,26 %</text:p>
          </table:table-cell>
          <table:table-cell table:formula="of:=[.E15]/[.D15]" office:value-type="percentage" office:value="0.897663174858985" calcext:value-type="percentage">
            <text:p>89,77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154" calcext:value-type="float">
            <text:p>6154</text:p>
          </table:table-cell>
          <table:table-cell office:value-type="float" office:value="4077" calcext:value-type="float">
            <text:p>4077</text:p>
          </table:table-cell>
          <table:table-cell table:formula="of:=[.C16]-[.D16]" office:value-type="float" office:value="2077" calcext:value-type="float">
            <text:p>2077</text:p>
          </table:table-cell>
          <table:table-cell office:value-type="float" office:value="1597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table:formula="of:=[.F16]-[.G16]" office:value-type="float" office:value="29" calcext:value-type="float">
            <text:p>2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table:formula="of:=[.I16]-[.J16]" office:value-type="float" office:value="-14" calcext:value-type="float">
            <text:p>-1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[.L16]-[.M16]" office:value-type="float" office:value="-4" calcext:value-type="float">
            <text:p>-4</text:p>
          </table:table-cell>
          <table:table-cell table:formula="of:=-[.N16]/[.M16]" office:value-type="percentage" office:value="0.0229885057471264" calcext:value-type="percentage">
            <text:p>2,30 %</text:p>
          </table:table-cell>
          <table:table-cell table:formula="of:=-[.K16]/[.J16]" office:value-type="percentage" office:value="0.0205882352941176" calcext:value-type="percentage">
            <text:p>2,06 %</text:p>
          </table:table-cell>
          <table:table-cell table:formula="of:=[.H16]/[.G16]" office:value-type="percentage" office:value="0.0184948979591837" calcext:value-type="percentage">
            <text:p>1,85 %</text:p>
          </table:table-cell>
          <table:table-cell table:formula="of:=[.E16]/[.D16]" office:value-type="percentage" office:value="0.50944321805249" calcext:value-type="percentage">
            <text:p>50,94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formula="of:=[.C17]-[.D17]" office:value-type="float" office:value="2354" calcext:value-type="float">
            <text:p>2354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formula="of:=[.F17]-[.G17]" office:value-type="float" office:value="82" calcext:value-type="float">
            <text:p>82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formula="of:=[.I17]-[.J17]" office:value-type="float" office:value="0" calcext:value-type="float">
            <text:p>0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  <table:table-cell table:formula="of:=[.L17]-[.M17]" office:value-type="float" office:value="0" calcext:value-type="float">
            <text:p>0</text:p>
          </table:table-cell>
          <table:table-cell table:formula="of:=-[.N17]/[.M17]" office:value-type="percentage" office:value="-0" calcext:value-type="percentage">
            <text:p>0,00 %</text:p>
          </table:table-cell>
          <table:table-cell table:formula="of:=-[.K17]/[.J17]" office:value-type="percentage" office:value="-0" calcext:value-type="percentage">
            <text:p>0,00 %</text:p>
          </table:table-cell>
          <table:table-cell table:formula="of:=[.H17]/[.G17]" office:value-type="percentage" office:value="0.025802391441158" calcext:value-type="percentage">
            <text:p>2,58 %</text:p>
          </table:table-cell>
          <table:table-cell table:formula="of:=[.E17]/[.D17]" office:value-type="percentage" office:value="0.239934767098155" calcext:value-type="percentage">
            <text:p>23,99 %</text:p>
          </table:table-cell>
        </table:table-row>
        <table:table-row table:style-name="ro1">
          <table:table-cell table:style-name="ce5" office:value-type="string" calcext:value-type="string">
            <text:p>T5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table:formula="of:=[.C18]-[.D18]" office:value-type="float" office:value="1231" calcext:value-type="float">
            <text:p>1231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4" calcext:value-type="float">
            <text:p>374</text:p>
          </table:table-cell>
          <table:table-cell table:formula="of:=[.F18]-[.G18]" office:value-type="float" office:value="25" calcext:value-type="float">
            <text:p>2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table:formula="of:=[.I18]-[.J18]" office:value-type="float" office:value="-93" calcext:value-type="float">
            <text:p>-93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7" calcext:value-type="float">
            <text:p>47</text:p>
          </table:table-cell>
          <table:table-cell table:formula="of:=[.L18]-[.M18]" office:value-type="float" office:value="-6" calcext:value-type="float">
            <text:p>-6</text:p>
          </table:table-cell>
          <table:table-cell table:formula="of:=-[.N18]/[.M18]" office:value-type="percentage" office:value="0.127659574468085" calcext:value-type="percentage">
            <text:p>12,77 %</text:p>
          </table:table-cell>
          <table:table-cell table:formula="of:=-[.K18]/[.J18]" office:value-type="percentage" office:value="0.124664879356568" calcext:value-type="percentage">
            <text:p>12,47 %</text:p>
          </table:table-cell>
          <table:table-cell table:formula="of:=[.H18]/[.G18]" office:value-type="percentage" office:value="0.0668449197860963" calcext:value-type="percentage">
            <text:p>6,68 %</text:p>
          </table:table-cell>
          <table:table-cell table:formula="of:=[.E18]/[.D18]" office:value-type="percentage" office:value="1.09519572953737" calcext:value-type="percentage">
            <text:p>109,52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formula="of:=[.C19]-[.D19]" office:value-type="float" office:value="1959" calcext:value-type="float">
            <text:p>1959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formula="of:=[.F19]-[.G19]" office:value-type="float" office:value="25" calcext:value-type="float">
            <text:p>25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formula="of:=[.I19]-[.J19]" office:value-type="float" office:value="-9" calcext:value-type="float">
            <text:p>-9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formula="of:=[.L19]-[.M19]" office:value-type="float" office:value="-2" calcext:value-type="float">
            <text:p>-2</text:p>
          </table:table-cell>
          <table:table-cell table:formula="of:=-[.N19]/[.M19]" office:value-type="percentage" office:value="0.0116279069767442" calcext:value-type="percentage">
            <text:p>1,16 %</text:p>
          </table:table-cell>
          <table:table-cell table:formula="of:=-[.K19]/[.J19]" office:value-type="percentage" office:value="0.0133333333333333" calcext:value-type="percentage">
            <text:p>1,33 %</text:p>
          </table:table-cell>
          <table:table-cell table:formula="of:=[.H19]/[.G19]" office:value-type="percentage" office:value="0.0159033078880407" calcext:value-type="percentage">
            <text:p>1,59 %</text:p>
          </table:table-cell>
          <table:table-cell table:formula="of:=[.E19]/[.D19]" office:value-type="percentage" office:value="0.466984505363528" calcext:value-type="percentage">
            <text:p>46,70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formula="of:=[.C20]-[.D20]" office:value-type="float" office:value="3539" calcext:value-type="float">
            <text:p>3539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formula="of:=[.F20]-[.G20]" office:value-type="float" office:value="196" calcext:value-type="float">
            <text:p>196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formula="of:=[.I20]-[.J20]" office:value-type="float" office:value="7" calcext:value-type="float">
            <text:p>7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  <table:table-cell table:formula="of:=[.L20]-[.M20]" office:value-type="float" office:value="3" calcext:value-type="float">
            <text:p>3</text:p>
          </table:table-cell>
          <table:table-cell table:formula="of:=-[.N20]/[.M20]" office:value-type="percentage" office:value="-0.009375" calcext:value-type="percentage">
            <text:p>-0,94 %</text:p>
          </table:table-cell>
          <table:table-cell table:formula="of:=-[.K20]/[.J20]" office:value-type="percentage" office:value="-0.0112" calcext:value-type="percentage">
            <text:p>-1,12 %</text:p>
          </table:table-cell>
          <table:table-cell table:formula="of:=[.H20]/[.G20]" office:value-type="percentage" office:value="0.0639686684073107" calcext:value-type="percentage">
            <text:p>6,40 %</text:p>
          </table:table-cell>
          <table:table-cell table:formula="of:=[.E20]/[.D20]" office:value-type="percentage" office:value="0.410271272895896" calcext:value-type="percentage">
            <text:p>41,03 %</text:p>
          </table:table-cell>
        </table:table-row>
        <table:table-row table:style-name="ro1">
          <table:table-cell table:style-name="ce5" office:value-type="string" calcext:value-type="string">
            <text:p>T6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2355" calcext:value-type="float">
            <text:p>2355</text:p>
          </table:table-cell>
          <table:table-cell table:style-name="ce26" office:value-type="float" office:value="1116" calcext:value-type="float">
            <text:p>1116</text:p>
          </table:table-cell>
          <table:table-cell table:formula="of:=[.C21]-[.D21]" office:value-type="float" office:value="1239" calcext:value-type="float">
            <text:p>1239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3" calcext:value-type="float">
            <text:p>373</text:p>
          </table:table-cell>
          <table:table-cell table:formula="of:=[.F21]-[.G21]" office:value-type="float" office:value="26" calcext:value-type="float">
            <text:p>26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671" calcext:value-type="float">
            <text:p>671</text:p>
          </table:table-cell>
          <table:table-cell table:formula="of:=[.I21]-[.J21]" office:value-type="float" office:value="-18" calcext:value-type="float">
            <text:p>-18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formula="of:=[.L21]-[.M21]" office:value-type="float" office:value="-1" calcext:value-type="float">
            <text:p>-1</text:p>
          </table:table-cell>
          <table:table-cell table:formula="of:=-[.N21]/[.M21]" office:value-type="percentage" office:value="0.0238095238095238" calcext:value-type="percentage">
            <text:p>2,38 %</text:p>
          </table:table-cell>
          <table:table-cell table:formula="of:=-[.K21]/[.J21]" office:value-type="percentage" office:value="0.0268256333830104" calcext:value-type="percentage">
            <text:p>2,68 %</text:p>
          </table:table-cell>
          <table:table-cell table:formula="of:=[.H21]/[.G21]" office:value-type="percentage" office:value="0.0697050938337802" calcext:value-type="percentage">
            <text:p>6,97 %</text:p>
          </table:table-cell>
          <table:table-cell table:formula="of:=[.E21]/[.D21]" office:value-type="percentage" office:value="1.11021505376344" calcext:value-type="percentage">
            <text:p>111,02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154" calcext:value-type="float">
            <text:p>6154</text:p>
          </table:table-cell>
          <table:table-cell office:value-type="float" office:value="3714" calcext:value-type="float">
            <text:p>3714</text:p>
          </table:table-cell>
          <table:table-cell table:formula="of:=[.C22]-[.D22]" office:value-type="float" office:value="2440" calcext:value-type="float">
            <text:p>2440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formula="of:=[.F22]-[.G22]" office:value-type="float" office:value="78" calcext:value-type="float">
            <text:p>78</text:p>
          </table:table-cell>
          <table:table-cell office:value-type="float" office:value="666" calcext:value-type="float">
            <text:p>666</text:p>
          </table:table-cell>
          <table:table-cell office:value-type="float" office:value="662" calcext:value-type="float">
            <text:p>662</text:p>
          </table:table-cell>
          <table:table-cell table:formula="of:=[.I22]-[.J22]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L22]-[.M22]" office:value-type="float" office:value="1" calcext:value-type="float">
            <text:p>1</text:p>
          </table:table-cell>
          <table:table-cell table:formula="of:=-[.N22]/[.M22]" office:value-type="percentage" office:value="-0.00591715976331361" calcext:value-type="percentage">
            <text:p>-0,59 %</text:p>
          </table:table-cell>
          <table:table-cell table:formula="of:=-[.K22]/[.J22]" office:value-type="percentage" office:value="-0.00604229607250755" calcext:value-type="percentage">
            <text:p>-0,60 %</text:p>
          </table:table-cell>
          <table:table-cell table:formula="of:=[.H22]/[.G22]" office:value-type="percentage" office:value="0.0513495720868993" calcext:value-type="percentage">
            <text:p>5,13 %</text:p>
          </table:table-cell>
          <table:table-cell table:formula="of:=[.E22]/[.D22]" office:value-type="percentage" office:value="0.656973613354873" calcext:value-type="percentage">
            <text:p>65,70 %</text:p>
          </table:table-cell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formula="of:=[.C23]-[.D23]" office:value-type="float" office:value="4254" calcext:value-type="float">
            <text:p>4254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formula="of:=[.F23]-[.G23]" office:value-type="float" office:value="279" calcext:value-type="float">
            <text:p>279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formula="of:=[.I23]-[.J23]" office:value-type="float" office:value="7" calcext:value-type="float">
            <text:p>7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  <table:table-cell table:formula="of:=[.L23]-[.M23]" office:value-type="float" office:value="3" calcext:value-type="float">
            <text:p>3</text:p>
          </table:table-cell>
          <table:table-cell table:formula="of:=-[.N23]/[.M23]" office:value-type="percentage" office:value="-0.009375" calcext:value-type="percentage">
            <text:p>-0,94 %</text:p>
          </table:table-cell>
          <table:table-cell table:formula="of:=-[.K23]/[.J23]" office:value-type="percentage" office:value="-0.0112" calcext:value-type="percentage">
            <text:p>-1,12 %</text:p>
          </table:table-cell>
          <table:table-cell table:formula="of:=[.H23]/[.G23]" office:value-type="percentage" office:value="0.0935927541093593" calcext:value-type="percentage">
            <text:p>9,36 %</text:p>
          </table:table-cell>
          <table:table-cell table:formula="of:=[.E23]/[.D23]" office:value-type="percentage" office:value="0.537732271520667" calcext:value-type="percentage">
            <text:p>53,77 %</text:p>
          </table:table-cell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Moyenne</text:p>
          </table:table-cell>
          <table:table-cell table:style-name="ce51" table:formula="of:=AVERAGE([.O3:.O23])" office:value-type="percentage" office:value="0.0122225756888047" calcext:value-type="percentage">
            <text:p>1,22 %</text:p>
          </table:table-cell>
          <table:table-cell table:style-name="ce51" table:formula="of:=AVERAGE([.P3:.P23])" office:value-type="percentage" office:value="0.0117228640268329" calcext:value-type="percentage">
            <text:p>1,17 %</text:p>
          </table:table-cell>
          <table:table-cell table:style-name="ce51" table:formula="of:=AVERAGE([.Q3:.Q23])" office:value-type="percentage" office:value="0.0644375864472511" calcext:value-type="percentage">
            <text:p>6,44 %</text:p>
          </table:table-cell>
          <table:table-cell table:style-name="ce51" table:formula="of:=AVERAGE([.R3:.R23])" office:value-type="percentage" office:value="0.715927941435804" calcext:value-type="percentage">
            <text:p>71,59 %</text:p>
          </table:table-cell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table:number-columns-repeated="2"/>
          <table:table-cell table:number-columns-repeated="2" table:style-name="Default" office:value-type="string" calcext:value-type="string">
            <text:p>LUT</text:p>
          </table:table-cell>
          <table:table-cell table:style-name="Default" office:value-type="string" calcext:value-type="string">
            <text:p>LUT Var</text:p>
          </table:table-cell>
          <table:table-cell table:number-columns-repeated="2" table:style-name="Default" office:value-type="string" calcext:value-type="string">
            <text:p>FF</text:p>
          </table:table-cell>
          <table:table-cell table:style-name="Default" office:value-type="string" calcext:value-type="string">
            <text:p>FF var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req </text:p>
          </table:table-cell>
          <table:table-cell table:style-name="Default" office:value-type="string" calcext:value-type="string">
            <text:p>freqVar</text:p>
          </table:table-cell>
          <table:table-cell table:number-columns-repeated="2" table:style-name="Default" office:value-type="string" calcext:value-type="string">
            <text:p>deb</text:p>
          </table:table-cell>
          <table:table-cell table:style-name="Default" office:value-type="string" calcext:value-type="string">
            <text:p>deb var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LUTs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formula="of:=[.C28]-[.D28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28]-[.G28]" office:value-type="float" office:value="67" calcext:value-type="float">
            <text:p>67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formula="of:=[.I28]-[.J28]" office:value-type="float" office:value="-41" calcext:value-type="float">
            <text:p>-41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formula="of:=[.L28]-[.M28]" office:value-type="float" office:value="-3" calcext:value-type="float">
            <text:p>-3</text:p>
          </table:table-cell>
          <table:table-cell table:style-name="ce52" table:formula="of:=-[.N28]/[.M28]" office:value-type="percentage" office:value="0.0638297872340425" calcext:value-type="percentage">
            <text:p>6,38 %</text:p>
          </table:table-cell>
          <table:table-cell table:style-name="ce52" table:formula="of:=-[.K28]/[.J28]" office:value-type="percentage" office:value="0.0554054054054054" calcext:value-type="percentage">
            <text:p>5,54 %</text:p>
          </table:table-cell>
          <table:table-cell table:style-name="ce52" table:formula="of:=[.H28]/[.G28]" office:value-type="percentage" office:value="0.179144385026738" calcext:value-type="percentage">
            <text:p>17,91 %</text:p>
          </table:table-cell>
          <table:table-cell table:style-name="ce52" table:formula="of:=[.E28]/[.D28]" office:value-type="percentage" office:value="0.763713080168776" calcext:value-type="percentage">
            <text:p>76,37 %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1464" calcext:value-type="float">
            <text:p>1464</text:p>
          </table:table-cell>
          <table:table-cell office:value-type="float" office:value="614" calcext:value-type="float">
            <text:p>614</text:p>
          </table:table-cell>
          <table:table-cell table:formula="of:=[.C29]-[.D29]" office:value-type="float" office:value="850" calcext:value-type="float">
            <text:p>850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[.F29]-[.G29]" office:value-type="float" office:value="-4" calcext:value-type="float">
            <text:p>-4</text:p>
          </table:table-cell>
          <table:table-cell table:number-columns-repeated="2" office:value-type="float" office:value="740" calcext:value-type="float">
            <text:p>740</text:p>
          </table:table-cell>
          <table:table-cell table:formula="of:=[.I29]-[.J29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L29]-[.M29]" office:value-type="float" office:value="0" calcext:value-type="float">
            <text:p>0</text:p>
          </table:table-cell>
          <table:table-cell table:style-name="ce52" table:formula="of:=-[.N29]/[.M29]" office:value-type="percentage" office:value="-0" calcext:value-type="percentage">
            <text:p>0,00 %</text:p>
          </table:table-cell>
          <table:table-cell table:style-name="ce52" table:formula="of:=-[.K29]/[.J29]" office:value-type="percentage" office:value="-0" calcext:value-type="percentage">
            <text:p>0,00 %</text:p>
          </table:table-cell>
          <table:table-cell table:style-name="ce52" table:formula="of:=[.H29]/[.G29]" office:value-type="percentage" office:value="-0.0100755667506297" calcext:value-type="percentage">
            <text:p>-1,01 %</text:p>
          </table:table-cell>
          <table:table-cell table:style-name="ce52" table:formula="of:=[.E29]/[.D29]" office:value-type="percentage" office:value="1.38436482084691" calcext:value-type="percentage">
            <text:p>138,44 %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formula="of:=[.C30]-[.D30]" office:value-type="float" office:value="963" calcext:value-type="float">
            <text:p>963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formula="of:=[.F30]-[.G30]" office:value-type="float" office:value="-9" calcext:value-type="float">
            <text:p>-9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table:formula="of:=[.I30]-[.J30]"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L30]-[.M30]" office:value-type="float" office:value="-4" calcext:value-type="float">
            <text:p>-4</text:p>
          </table:table-cell>
          <table:table-cell table:style-name="ce52" table:formula="of:=-[.N30]/[.M30]" office:value-type="percentage" office:value="0.0851063829787234" calcext:value-type="percentage">
            <text:p>8,51 %</text:p>
          </table:table-cell>
          <table:table-cell table:style-name="ce52" table:formula="of:=-[.K30]/[.J30]" office:value-type="percentage" office:value="0.0810810810810811" calcext:value-type="percentage">
            <text:p>8,11 %</text:p>
          </table:table-cell>
          <table:table-cell table:style-name="ce52" table:formula="of:=[.H30]/[.G30]" office:value-type="percentage" office:value="-0.0223880597014925" calcext:value-type="percentage">
            <text:p>-2,24 %</text:p>
          </table:table-cell>
          <table:table-cell table:style-name="ce52" table:formula="of:=[.E30]/[.D30]" office:value-type="percentage" office:value="1.34122562674095" calcext:value-type="percentage">
            <text:p>134,12 %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2316" calcext:value-type="float">
            <text:p>2316</text:p>
          </table:table-cell>
          <table:table-cell office:value-type="float" office:value="1053" calcext:value-type="float">
            <text:p>1053</text:p>
          </table:table-cell>
          <table:table-cell table:formula="of:=[.C31]-[.D31]" office:value-type="float" office:value="1263" calcext:value-type="float">
            <text:p>126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formula="of:=[.F31]-[.G31]"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office:value-type="float" office:value="666" calcext:value-type="float">
            <text:p>666</text:p>
          </table:table-cell>
          <table:table-cell table:formula="of:=[.I31]-[.J31]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L31]-[.M31]" office:value-type="float" office:value="2" calcext:value-type="float">
            <text:p>2</text:p>
          </table:table-cell>
          <table:table-cell table:style-name="ce52" table:formula="of:=-[.N31]/[.M31]" office:value-type="percentage" office:value="-0.0476190476190476" calcext:value-type="percentage">
            <text:p>-4,76 %</text:p>
          </table:table-cell>
          <table:table-cell table:style-name="ce52" table:formula="of:=-[.K31]/[.J31]" office:value-type="percentage" office:value="-0.042042042042042" calcext:value-type="percentage">
            <text:p>-4,20 %</text:p>
          </table:table-cell>
          <table:table-cell table:style-name="ce52" table:formula="of:=[.H31]/[.G31]" office:value-type="percentage" office:value="0.064" calcext:value-type="percentage">
            <text:p>6,40 %</text:p>
          </table:table-cell>
          <table:table-cell table:style-name="ce52" table:formula="of:=[.E31]/[.D31]" office:value-type="percentage" office:value="1.1994301994302" calcext:value-type="percentage">
            <text:p>119,94 %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formula="of:=[.C32]-[.D32]" office:value-type="float" office:value="1114" calcext:value-type="float">
            <text:p>1114</text:p>
          </table:table-cell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table:formula="of:=[.F32]-[.G32]"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table:formula="of:=[.I32]-[.J32]" office:value-type="float" office:value="-46" calcext:value-type="float">
            <text:p>-4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L32]-[.M32]" office:value-type="float" office:value="-3" calcext:value-type="float">
            <text:p>-3</text:p>
          </table:table-cell>
          <table:table-cell table:style-name="ce52" table:formula="of:=-[.N32]/[.M32]" office:value-type="percentage" office:value="0.0681818181818182" calcext:value-type="percentage">
            <text:p>6,82 %</text:p>
          </table:table-cell>
          <table:table-cell table:style-name="ce52" table:formula="of:=-[.K32]/[.J32]" office:value-type="percentage" office:value="0.0658082975679542" calcext:value-type="percentage">
            <text:p>6,58 %</text:p>
          </table:table-cell>
          <table:table-cell table:style-name="ce52" table:formula="of:=[.H32]/[.G32]" office:value-type="percentage" office:value="0.0725806451612903" calcext:value-type="percentage">
            <text:p>7,26 %</text:p>
          </table:table-cell>
          <table:table-cell table:style-name="ce52" table:formula="of:=[.E32]/[.D32]" office:value-type="percentage" office:value="0.897663174858985" calcext:value-type="percentage">
            <text:p>89,77 %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2355" calcext:value-type="float">
            <text:p>2355</text:p>
          </table:table-cell>
          <table:table-cell office:value-type="float" office:value="1124" calcext:value-type="float">
            <text:p>1124</text:p>
          </table:table-cell>
          <table:table-cell table:formula="of:=[.C33]-[.D33]" office:value-type="float" office:value="1231" calcext:value-type="float">
            <text:p>1231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formula="of:=[.F33]-[.G33]" office:value-type="float" office:value="25" calcext:value-type="float">
            <text:p>25</text:p>
          </table:table-cell>
          <table:table-cell office:value-type="float" office:value="653" calcext:value-type="float">
            <text:p>653</text:p>
          </table:table-cell>
          <table:table-cell office:value-type="float" office:value="746" calcext:value-type="float">
            <text:p>746</text:p>
          </table:table-cell>
          <table:table-cell table:formula="of:=[.I33]-[.J33]" office:value-type="float" office:value="-93" calcext:value-type="float">
            <text:p>-9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[.L33]-[.M33]" office:value-type="float" office:value="-6" calcext:value-type="float">
            <text:p>-6</text:p>
          </table:table-cell>
          <table:table-cell table:style-name="ce52" table:formula="of:=-[.N33]/[.M33]" office:value-type="percentage" office:value="0.127659574468085" calcext:value-type="percentage">
            <text:p>12,77 %</text:p>
          </table:table-cell>
          <table:table-cell table:style-name="ce52" table:formula="of:=-[.K33]/[.J33]" office:value-type="percentage" office:value="0.124664879356568" calcext:value-type="percentage">
            <text:p>12,47 %</text:p>
          </table:table-cell>
          <table:table-cell table:style-name="ce52" table:formula="of:=[.H33]/[.G33]" office:value-type="percentage" office:value="0.0668449197860963" calcext:value-type="percentage">
            <text:p>6,68 %</text:p>
          </table:table-cell>
          <table:table-cell table:style-name="ce52" table:formula="of:=[.E33]/[.D33]" office:value-type="percentage" office:value="1.09519572953737" calcext:value-type="percentage">
            <text:p>109,52 %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0" office:value-type="float" office:value="2355" calcext:value-type="float">
            <text:p>2355</text:p>
          </table:table-cell>
          <table:table-cell table:style-name="ce28" office:value-type="float" office:value="1116" calcext:value-type="float">
            <text:p>1116</text:p>
          </table:table-cell>
          <table:table-cell table:formula="of:=[.C34]-[.D34]" office:value-type="float" office:value="1239" calcext:value-type="float">
            <text:p>1239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73" calcext:value-type="float">
            <text:p>373</text:p>
          </table:table-cell>
          <table:table-cell table:formula="of:=[.F34]-[.G34]" office:value-type="float" office:value="26" calcext:value-type="float">
            <text:p>26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71" calcext:value-type="float">
            <text:p>671</text:p>
          </table:table-cell>
          <table:table-cell table:formula="of:=[.I34]-[.J34]" office:value-type="float" office:value="-18" calcext:value-type="float">
            <text:p>-18</text:p>
          </table:table-cell>
          <table:table-cell table:style-name="ce20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formula="of:=[.L34]-[.M34]" office:value-type="float" office:value="-1" calcext:value-type="float">
            <text:p>-1</text:p>
          </table:table-cell>
          <table:table-cell table:style-name="ce52" table:formula="of:=-[.N34]/[.M34]" office:value-type="percentage" office:value="0.0238095238095238" calcext:value-type="percentage">
            <text:p>2,38 %</text:p>
          </table:table-cell>
          <table:table-cell table:style-name="ce52" table:formula="of:=-[.K34]/[.J34]" office:value-type="percentage" office:value="0.0268256333830104" calcext:value-type="percentage">
            <text:p>2,68 %</text:p>
          </table:table-cell>
          <table:table-cell table:style-name="ce52" table:formula="of:=[.H34]/[.G34]" office:value-type="percentage" office:value="0.0697050938337802" calcext:value-type="percentage">
            <text:p>6,97 %</text:p>
          </table:table-cell>
          <table:table-cell table:style-name="ce52" table:formula="of:=[.E34]/[.D34]" office:value-type="percentage" office:value="1.11021505376344" calcext:value-type="percentage">
            <text:p>111,02 %</text:p>
          </table:table-cell>
        </table:table-row>
        <table:table-row table:style-name="ro1">
          <table:table-cell table:style-name="Default" table:number-columns-repeated="14"/>
          <table:table-cell table:style-name="ce51" table:formula="of:=AVERAGE([.O28:.O34])" office:value-type="percentage" office:value="0.0458525770075922" calcext:value-type="percentage">
            <text:p>4,59 %</text:p>
          </table:table-cell>
          <table:table-cell table:style-name="ce51" table:formula="of:=AVERAGE([.P28:.P34])" office:value-type="percentage" office:value="0.0445347506788539" calcext:value-type="percentage">
            <text:p>4,45 %</text:p>
          </table:table-cell>
          <table:table-cell table:style-name="ce51" table:formula="of:=AVERAGE([.Q28:.Q34])" office:value-type="percentage" office:value="0.0599730596222546" calcext:value-type="percentage">
            <text:p>6,00 %</text:p>
          </table:table-cell>
          <table:table-cell table:style-name="ce51" table:formula="of:=AVERAGE([.R28:.R34])" office:value-type="percentage" office:value="1.11311538362095" calcext:value-type="percentage">
            <text:p>111,31 %</text:p>
          </table:table-cell>
        </table:table-row>
        <calcext:conditional-formats>
          <calcext:conditional-format calcext:target-range-address="Feuille3.N3:Feuille3.N23 Feuille3.K3:Feuille3.K23 Feuille3.K28:Feuille3.K34 Feuille3.N28:Feuille3.N34">
            <calcext:condition calcext:apply-style-name="Good" calcext:value="&lt;=0" calcext:base-cell-address="Feuille3.K3"/>
            <calcext:condition calcext:apply-style-name="Error" calcext:value="&gt;0" calcext:base-cell-address="Feuille3.K3"/>
          </calcext:conditional-format>
          <calcext:conditional-format calcext:target-range-address="Feuille3.H3:Feuille3.H23 Feuille3.E3:Feuille3.E23 Feuille3.E28:Feuille3.E34 Feuille3.H28:Feuille3.H34">
            <calcext:condition calcext:apply-style-name="Good" calcext:value="&gt;0" calcext:base-cell-address="Feuille3.E3"/>
            <calcext:condition calcext:apply-style-name="Error" calcext:value="&lt;0" calcext:base-cell-address="Feuille3.E3"/>
          </calcext:conditional-format>
          <calcext:conditional-format calcext:target-range-address="Feuille3.O3:Feuille3.R23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  <calcext:conditional-format calcext:target-range-address="Feuille3.O28:Feuille3.R34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Sumamry.A1:resSumamry.H1048576" table:display-filter-buttons="true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resSumamry_1'.A1:'Table dynamique_resSumamry_1'.J24" table:buttons="'Table dynamique_resSumamry_1'.A3 'Table dynamique_resSumamry_1'.B3 'Table dynamique_resSumamry_1'.C1 'Table dynamique_resSumamry_1'.D1" table:grand-total="none" table:ignore-empty-rows="true" table:show-filter-button="false" table:drill-down-on-double-click="false">
          <table:source-cell-range table:cell-range-address="resSumamry.A1:resSumamry.H43"/>
          <table:data-pilot-field table:source-field-name="width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timization" table:orientation="column" table:used-hierarchy="0" table:function="auto">
            <table:data-pilot-level table:show-empty="false" calcext:repeat-item-labels="false">
              <table:data-pilot-members>
                <table:data-pilot-member table:name="not_optimized" table:display="true" table:show-details="true"/>
                <table:data-pilot-member table:name="optim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T0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  <table:data-pilot-member table:name="T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LUTs" table:orientation="data" table:used-hierarchy="0" table:function="sum">
            <table:data-pilot-level table:show-empty="false" calcext:repeat-item-labels="false">
              <table:data-pilot-members>
                <table:data-pilot-member table:name="474" table:display="true" table:show-details="true"/>
                <table:data-pilot-member table:name="614" table:display="true" table:show-details="true"/>
                <table:data-pilot-member table:name="718" table:display="true" table:show-details="true"/>
                <table:data-pilot-member table:name="836" table:display="true" table:show-details="true"/>
                <table:data-pilot-member table:name="1053" table:display="true" table:show-details="true"/>
                <table:data-pilot-member table:name="1116" table:display="true" table:show-details="true"/>
                <table:data-pilot-member table:name="1124" table:display="true" table:show-details="true"/>
                <table:data-pilot-member table:name="1241" table:display="true" table:show-details="true"/>
                <table:data-pilot-member table:name="1293" table:display="true" table:show-details="true"/>
                <table:data-pilot-member table:name="1464" table:display="true" table:show-details="true"/>
                <table:data-pilot-member table:name="1514" table:display="true" table:show-details="true"/>
                <table:data-pilot-member table:name="1557" table:display="true" table:show-details="true"/>
                <table:data-pilot-member table:name="1613" table:display="true" table:show-details="true"/>
                <table:data-pilot-member table:name="1681" table:display="true" table:show-details="true"/>
                <table:data-pilot-member table:name="2316" table:display="true" table:show-details="true"/>
                <table:data-pilot-member table:name="2355" table:display="true" table:show-details="true"/>
                <table:data-pilot-member table:name="2633" table:display="true" table:show-details="true"/>
                <table:data-pilot-member table:name="3452" table:display="true" table:show-details="true"/>
                <table:data-pilot-member table:name="3714" table:display="true" table:show-details="true"/>
                <table:data-pilot-member table:name="3907" table:display="true" table:show-details="true"/>
                <table:data-pilot-member table:name="4077" table:display="true" table:show-details="true"/>
                <table:data-pilot-member table:name="4195" table:display="true" table:show-details="true"/>
                <table:data-pilot-member table:name="4824" table:display="true" table:show-details="true"/>
                <table:data-pilot-member table:name="5489" table:display="true" table:show-details="true"/>
                <table:data-pilot-member table:name="5526" table:display="true" table:show-details="true"/>
                <table:data-pilot-member table:name="5552" table:display="true" table:show-details="true"/>
                <table:data-pilot-member table:name="5992" table:display="true" table:show-details="true"/>
                <table:data-pilot-member table:name="6154" table:display="true" table:show-details="true"/>
                <table:data-pilot-member table:name="6732" table:display="true" table:show-details="true"/>
                <table:data-pilot-member table:name="7911" table:display="true" table:show-details="true"/>
                <table:data-pilot-member table:name="8395" table:display="true" table:show-details="true"/>
                <table:data-pilot-member table:name="8626" table:display="true" table:show-details="true"/>
                <table:data-pilot-member table:name="9400" table:display="true" table:show-details="true"/>
                <table:data-pilot-member table:name="9811" table:display="true" table:show-details="true"/>
                <table:data-pilot-member table:name="12165" table:display="true" table:show-details="true"/>
                <table:data-pilot-member table:name="12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Fs" table:orientation="data" table:used-hierarchy="0" table:function="sum">
            <table:data-pilot-level table:show-empty="false" calcext:repeat-item-labels="false">
              <table:data-pilot-members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2" table:display="true" table:show-details="true"/>
                <table:data-pilot-member table:name="441" table:display="true" table:show-details="true"/>
                <table:data-pilot-member table:name="1294" table:display="true" table:show-details="true"/>
                <table:data-pilot-member table:name="1353" table:display="true" table:show-details="true"/>
                <table:data-pilot-member table:name="1373" table:display="true" table:show-details="true"/>
                <table:data-pilot-member table:name="1378" table:display="true" table:show-details="true"/>
                <table:data-pilot-member table:name="1493" table:display="true" table:show-details="true"/>
                <table:data-pilot-member table:name="1507" table:display="true" table:show-details="true"/>
                <table:data-pilot-member table:name="1519" table:display="true" table:show-details="true"/>
                <table:data-pilot-member table:name="1568" table:display="true" table:show-details="true"/>
                <table:data-pilot-member table:name="1572" table:display="true" table:show-details="true"/>
                <table:data-pilot-member table:name="1575" table:display="true" table:show-details="true"/>
                <table:data-pilot-member table:name="1586" table:display="true" table:show-details="true"/>
                <table:data-pilot-member table:name="1597" table:display="true" table:show-details="true"/>
                <table:data-pilot-member table:name="2525" table:display="true" table:show-details="true"/>
                <table:data-pilot-member table:name="2635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908" table:display="true" table:show-details="true"/>
                <table:data-pilot-member table:name="2981" table:display="true" table:show-details="true"/>
                <table:data-pilot-member table:name="3064" table:display="true" table:show-details="true"/>
                <table:data-pilot-member table:name="3114" table:display="true" table:show-details="true"/>
                <table:data-pilot-member table:name="3130" table:display="true" table:show-details="true"/>
                <table:data-pilot-member table:name="3178" table:display="true" table:show-details="true"/>
                <table:data-pilot-member table:name="3260" table:display="true" table:show-details="true"/>
                <table:data-pilot-member table:name="33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e MHz" table:orientation="data" table:used-hierarchy="0" table:function="sum">
            <table:data-pilot-level table:show-empty="false" calcext:repeat-item-labels="false">
              <table:data-pilot-members>
                <table:data-pilot-member table:name="609" table:display="true" table:show-details="true"/>
                <table:data-pilot-member table:name="625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53" table:display="true" table:show-details="true"/>
                <table:data-pilot-member table:name="662" table:display="true" table:show-details="true"/>
                <table:data-pilot-member table:name="666" table:display="true" table:show-details="true"/>
                <table:data-pilot-member table:name="671" table:display="true" table:show-details="true"/>
                <table:data-pilot-member table:name="675" table:display="true" table:show-details="true"/>
                <table:data-pilot-member table:name="680" table:display="true" table:show-details="true"/>
                <table:data-pilot-member table:name="684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40" table:display="true" table:show-details="true"/>
                <table:data-pilot-member table:name="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Gb/s)" table:orientation="data" table:used-hierarchy="0" table:function="sum">
            <table:data-pilot-level table:show-empty="false" calcext:repeat-item-labels="false">
              <table:data-pilot-members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311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6:09:37.123581199</dc:date>
    <meta:editing-duration>PT1H47M34S</meta:editing-duration>
    <meta:editing-cycles>18</meta:editing-cycles>
    <meta:generator>LibreOffice/7.2.6.2$Linux_X86_64 LibreOffice_project/20$Build-2</meta:generator>
    <meta:document-statistic meta:table-count="3" meta:cell-count="107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423cm" svg:y="3.456cm" style:legend-expansion="high" chart:style-name="ch2"/>
        <chart:plot-area chart:style-name="ch3" table:cell-range-address="Feuille3.A27:Feuille3.B34 Feuille3.O27:Feuille3.R34" chart:data-source-has-labels="both" svg:x="0.319cm" svg:y="0.18cm" svg:width="13.785cm" svg:height="8.645cm">
          <chart:coordinate-region svg:x="2.025cm" svg:y="0.379cm" svg:width="12.079cm" svg:height="8.247cm"/>
          <chart:axis chart:dimension="x" chart:name="primary-x" chart:style-name="ch4" chartooo:axis-type="auto">
            <chartooo:date-scale/>
            <chart:categories table:cell-range-address="Feuille3.A28:Feuille3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O28:Feuille3.O34" chart:label-cell-address="Feuille3.O27:Feuille3.O27" chart:class="chart:bar">
            <chart:data-point chart:repeated="7"/>
          </chart:series>
          <chart:series chart:style-name="ch8" chart:values-cell-range-address="Feuille3.P28:Feuille3.P34" chart:label-cell-address="Feuille3.P27:Feuille3.P27" chart:class="chart:bar">
            <chart:data-point chart:repeated="7"/>
          </chart:series>
          <chart:series chart:style-name="ch9" chart:values-cell-range-address="Feuille3.Q28:Feuille3.Q34" chart:label-cell-address="Feuille3.Q27:Feuille3.Q27" chart:class="chart:bar">
            <chart:data-point chart:repeated="7"/>
          </chart:series>
          <chart:series chart:style-name="ch10" chart:values-cell-range-address="Feuille3.R28:Feuille3.R34" chart:label-cell-address="Feuille3.R27:Feuille3.R2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it</text:p>
                <draw:g>
                  <svg:desc>Feuille3.O27:Feuille3.O27</svg:desc>
                </draw:g>
              </table:table-cell>
              <table:table-cell office:value-type="string">
                <text:p>freq</text:p>
                <draw:g>
                  <svg:desc>Feuille3.P27:Feuille3.P27</svg:desc>
                </draw:g>
              </table:table-cell>
              <table:table-cell office:value-type="string">
                <text:p>FF</text:p>
                <draw:g>
                  <svg:desc>Feuille3.Q27:Feuille3.Q27</svg:desc>
                </draw:g>
              </table:table-cell>
              <table:table-cell office:value-type="string">
                <text:p>LUTs</text:p>
                <draw:g>
                  <svg:desc>Feuille3.R27:Feuille3.R27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 T0</text:p>
                <text:list>
                  <text:list-item>
                    <text:p>64</text:p>
                  </text:list-item>
                  <text:list-item>
                    <text:p>T0</text:p>
                  </text:list-item>
                </text:list>
                <draw:g>
                  <svg:desc>Feuille3.A28:Feuille3.B34</svg:desc>
                </draw:g>
              </table:table-cell>
              <table:table-cell office:value-type="float" office:value="0.0638297872340425">
                <text:p>0.0638297872340425</text:p>
                <draw:g>
                  <svg:desc>Feuille3.O28:Feuille3.O34</svg:desc>
                </draw:g>
              </table:table-cell>
              <table:table-cell office:value-type="float" office:value="0.0554054054054054">
                <text:p>0.0554054054054054</text:p>
                <draw:g>
                  <svg:desc>Feuille3.P28:Feuille3.P34</svg:desc>
                </draw:g>
              </table:table-cell>
              <table:table-cell office:value-type="float" office:value="0.179144385026738">
                <text:p>0.179144385026738</text:p>
                <draw:g>
                  <svg:desc>Feuille3.Q28:Feuille3.Q34</svg:desc>
                </draw:g>
              </table:table-cell>
              <table:table-cell office:value-type="float" office:value="0.763713080168776">
                <text:p>0.763713080168776</text:p>
                <draw:g>
                  <svg:desc>Feuille3.R28:Feuille3.R34</svg:desc>
                </draw:g>
              </table:table-cell>
            </table:table-row>
            <table:table-row>
              <table:table-cell office:value-type="string">
                <text:p>64 T1</text:p>
                <text:list>
                  <text:list-item>
                    <text:p/>
                  </text:list-item>
                  <text:list-item>
                    <text:p>T1</text:p>
                  </text:list-item>
                </text:list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100755667506297">
                <text:p>-0.0100755667506297</text:p>
              </table:table-cell>
              <table:table-cell office:value-type="float" office:value="1.38436482084691">
                <text:p>1.38436482084691</text:p>
              </table:table-cell>
            </table:table-row>
            <table:table-row>
              <table:table-cell office:value-type="string">
                <text:p>64 T2</text:p>
                <text:list>
                  <text:list-item>
                    <text:p/>
                  </text:list-item>
                  <text:list-item>
                    <text:p>T2</text:p>
                  </text:list-item>
                </text:list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-0.0223880597014925">
                <text:p>-0.0223880597014925</text:p>
              </table:table-cell>
              <table:table-cell office:value-type="float" office:value="1.34122562674095">
                <text:p>1.34122562674095</text:p>
              </table:table-cell>
            </table:table-row>
            <table:table-row>
              <table:table-cell office:value-type="string">
                <text:p>64 T3</text:p>
                <text:list>
                  <text:list-item>
                    <text:p/>
                  </text:list-item>
                  <text:list-item>
                    <text:p>T3</text:p>
                  </text:list-item>
                </text:list>
              </table:table-cell>
              <table:table-cell office:value-type="float" office:value="-0.0476190476190476">
                <text:p>-0.0476190476190476</text:p>
              </table:table-cell>
              <table:table-cell office:value-type="float" office:value="-0.042042042042042">
                <text:p>-0.042042042042042</text:p>
              </table:table-cell>
              <table:table-cell office:value-type="float" office:value="0.064">
                <text:p>0.064</text:p>
              </table:table-cell>
              <table:table-cell office:value-type="float" office:value="1.1994301994302">
                <text:p>1.1994301994302</text:p>
              </table:table-cell>
            </table:table-row>
            <table:table-row>
              <table:table-cell office:value-type="string">
                <text:p>64 T4</text:p>
                <text:list>
                  <text:list-item>
                    <text:p/>
                  </text:list-item>
                  <text:list-item>
                    <text:p>T4</text:p>
                  </text:list-item>
                </text:list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0658082975679542">
                <text:p>0.0658082975679542</text:p>
              </table:table-cell>
              <table:table-cell office:value-type="float" office:value="0.0725806451612903">
                <text:p>0.0725806451612903</text:p>
              </table:table-cell>
              <table:table-cell office:value-type="float" office:value="0.897663174858985">
                <text:p>0.897663174858985</text:p>
              </table:table-cell>
            </table:table-row>
            <table:table-row>
              <table:table-cell office:value-type="string">
                <text:p>64 T5</text:p>
                <text:list>
                  <text:list-item>
                    <text:p/>
                  </text:list-item>
                  <text:list-item>
                    <text:p>T5</text:p>
                  </text:list-item>
                </text:list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124664879356568">
                <text:p>0.124664879356568</text:p>
              </table:table-cell>
              <table:table-cell office:value-type="float" office:value="0.0668449197860963">
                <text:p>0.0668449197860963</text:p>
              </table:table-cell>
              <table:table-cell office:value-type="float" office:value="1.09519572953737">
                <text:p>1.09519572953737</text:p>
              </table:table-cell>
            </table:table-row>
            <table:table-row>
              <table:table-cell office:value-type="string">
                <text:p>64 T6</text:p>
                <text:list>
                  <text:list-item>
                    <text:p/>
                  </text:list-item>
                  <text:list-item>
                    <text:p>T6</text:p>
                  </text:list-item>
                </text:list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268256333830104">
                <text:p>0.0268256333830104</text:p>
              </table:table-cell>
              <table:table-cell office:value-type="float" office:value="0.0697050938337802">
                <text:p>0.0697050938337802</text:p>
              </table:table-cell>
              <table:table-cell office:value-type="float" office:value="1.11021505376344">
                <text:p>1.11021505376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